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solid" draw:fill-color="#ff8000" draw:textarea-horizontal-align="justify" draw:textarea-vertical-align="middle" draw:auto-grow-height="false" fo:min-height="0cm" fo:min-width="0cm"/>
    </style:style>
    <style:style style:name="gr2" style:family="graphic" style:parent-style-name="standard">
      <style:graphic-properties draw:fill="solid" draw:fill-color="#666666" draw:textarea-horizontal-align="justify" draw:textarea-vertical-align="middle" draw:auto-grow-height="false" fo:min-height="0cm" fo:min-width="0cm" draw:shadow="hidden"/>
    </style:style>
    <style:style style:name="gr3" style:family="graphic" style:parent-style-name="standard">
      <style:graphic-properties draw:fill="solid" draw:fill-color="#111111" draw:textarea-horizontal-align="justify" draw:textarea-vertical-align="middle" draw:auto-grow-height="false" fo:min-height="0cm" fo:min-width="0cm"/>
    </style:style>
    <style:style style:name="gr4" style:family="graphic" style:parent-style-name="objectwithoutfill">
      <style:graphic-properties draw:stroke="solid" svg:stroke-width="0.051cm" svg:stroke-color="#d62e4e" draw:fill="solid" draw:textarea-vertical-align="middle" fo:padding-top="0.15cm" fo:padding-bottom="0.15cm" fo:padding-left="0.275cm" fo:padding-right="0.275cm"/>
    </style:style>
    <style:style style:name="gr5" style:family="graphic" style:parent-style-name="objectwithoutfill">
      <style:graphic-properties draw:stroke="solid" svg:stroke-width="0.051cm" svg:stroke-color="#d62e4e" draw:fill="solid" draw:fill-color="#55308d" draw:textarea-vertical-align="middle" fo:padding-top="0.15cm" fo:padding-bottom="0.15cm" fo:padding-left="0.275cm" fo:padding-right="0.275cm"/>
    </style:style>
    <style:style style:name="gr6" style:family="graphic" style:parent-style-name="objectwithoutfill">
      <style:graphic-properties draw:stroke="solid" svg:stroke-width="0.051cm" svg:stroke-color="#6b5e9b" draw:fill="solid" draw:textarea-vertical-align="middle" fo:padding-top="0.15cm" fo:padding-bottom="0.15cm" fo:padding-left="0.275cm" fo:padding-right="0.275cm"/>
    </style:style>
    <style:style style:name="P1" style:family="paragraph">
      <loext:graphic-properties draw:fill="solid" draw:fill-color="#ff8000"/>
      <style:paragraph-properties fo:text-align="center"/>
    </style:style>
    <style:style style:name="P2" style:family="paragraph">
      <loext:graphic-properties draw:fill="solid" draw:fill-color="#666666"/>
      <style:paragraph-properties fo:text-align="center"/>
    </style:style>
    <style:style style:name="P3" style:family="paragraph">
      <loext:graphic-properties draw:fill="solid" draw:fill-color="#111111"/>
      <style:paragraph-properties fo:text-align="center"/>
    </style:style>
    <style:style style:name="P4" style:family="paragraph">
      <loext:graphic-properties draw:fill="solid"/>
      <style:paragraph-properties fo:text-align="center"/>
    </style:style>
    <style:style style:name="P5" style:family="paragraph">
      <loext:graphic-properties draw:fill="solid" draw:fill-color="#55308d"/>
      <style:paragraph-properties fo:text-align="center"/>
    </style:style>
  </office:automatic-styles>
  <office:body>
    <office:drawing>
      <draw:page draw:name="page1" draw:style-name="dp1" draw:master-page-name="Default">
        <draw:custom-shape draw:style-name="gr1" draw:text-style-name="P1" draw:layer="layout" svg:width="0.254cm" svg:height="0.254cm" svg:x="1.50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2.14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1.50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2.14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1.50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2.14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2.77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3.41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2.77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3.41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2.77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3.41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4.04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4.68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4.04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4.68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4.04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4.68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5.31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5.95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5.31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5.95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5.31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5.95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6.58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7.22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6.58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7.22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6.58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7.22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7.85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8.49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7.85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8.49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7.85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8.49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9.12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9.76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9.12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9.76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9.12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9.76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0.254cm" svg:height="0.125cm" svg:x="1.508cm" svg:y="1.50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2.778cm" svg:y="1.50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1.507cm" svg:y="2.77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2.777cm" svg:y="2.77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1.509cm" svg:y="4.04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2.779cm" svg:y="4.04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4.049cm" svg:y="1.50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5.319cm" svg:y="1.50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4.048cm" svg:y="2.77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5.318cm" svg:y="2.77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4.05cm" svg:y="4.04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5.32cm" svg:y="4.04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6.586cm" svg:y="1.50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7.856cm" svg:y="1.50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6.585cm" svg:y="2.77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7.855cm" svg:y="2.77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6.587cm" svg:y="4.04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7.857cm" svg:y="4.04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9.129cm" svg:y="1.50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9.128cm" svg:y="2.77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9.13cm" svg:y="4.04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custom-shape draw:style-name="gr1" draw:text-style-name="P1" xml:id="id4" draw:id="id4" draw:layer="layout" svg:width="0.254cm" svg:height="0.254cm" svg:x="2.77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5" draw:id="id5" draw:layer="layout" svg:width="0.254cm" svg:height="0.254cm" svg:x="3.513cm" svg:y="7.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254cm" svg:height="0.254cm" svg:x="2.778cm" svg:y="8.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 draw:id="id2" draw:layer="layout" svg:width="0.254cm" svg:height="0.254cm" svg:x="3.513cm" svg:y="8.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254cm" svg:height="0.254cm" svg:x="2.778cm" svg:y="9.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6" draw:id="id6" draw:layer="layout" svg:width="0.254cm" svg:height="0.254cm" svg:x="3.513cm" svg:y="9.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2.36cm" svg:y1="7.975cm" svg:x2="2.815cm" svg:y2="8.33cm" draw:end-shape="id1" draw:end-glue-point="5" svg:d="M2360 7975l455 355" svg:viewBox="0 0 456 356">
          <text:p/>
        </draw:connector>
        <draw:connector draw:style-name="gr4" draw:text-style-name="P4" draw:layer="layout" draw:type="line" svg:x1="2.995cm" svg:y1="8.51cm" svg:x2="3.55cm" svg:y2="8.865cm" draw:start-shape="id1" draw:start-glue-point="9" draw:end-shape="id2" draw:end-glue-point="5" svg:d="M2995 8510l555 355" svg:viewBox="0 0 556 356">
          <text:p/>
        </draw:connector>
        <draw:connector draw:style-name="gr4" draw:text-style-name="P4" draw:layer="layout" draw:type="line" svg:x1="2.36cm" svg:y1="9.045cm" svg:x2="2.815cm" svg:y2="9.4cm" draw:end-shape="id3" draw:end-glue-point="5" svg:d="M2360 9045l455 355" svg:viewBox="0 0 456 356">
          <text:p/>
        </draw:connector>
        <draw:connector draw:style-name="gr4" draw:text-style-name="P4" draw:layer="layout" draw:type="line" svg:x1="2.995cm" svg:y1="7.44cm" svg:x2="3.55cm" svg:y2="7.795cm" draw:start-shape="id4" draw:start-glue-point="9" draw:end-shape="id5" draw:end-glue-point="5" svg:d="M2995 7440l555 355" svg:viewBox="0 0 556 356">
          <text:p/>
        </draw:connector>
        <draw:connector draw:style-name="gr5" draw:text-style-name="P5" draw:layer="layout" draw:type="line" svg:x1="2.995cm" svg:y1="9.58cm" svg:x2="3.55cm" svg:y2="9.935cm" draw:start-shape="id3" draw:start-glue-point="9" draw:end-shape="id6" draw:end-glue-point="5" svg:d="M2995 9580l555 355" svg:viewBox="0 0 556 356">
          <text:p/>
        </draw:connector>
        <draw:connector draw:style-name="gr6" draw:text-style-name="P4" draw:layer="layout" draw:type="line" svg:x1="2.36cm" svg:y1="8.965cm" svg:x2="2.815cm" svg:y2="8.51cm" draw:end-shape="id1" draw:end-glue-point="7" svg:d="M2360 8965l455-455" svg:viewBox="0 0 456 456">
          <text:p/>
        </draw:connector>
        <draw:connector draw:style-name="gr6" draw:text-style-name="P4" draw:layer="layout" draw:type="line" svg:x1="2.36cm" svg:y1="7.895cm" svg:x2="2.815cm" svg:y2="7.44cm" draw:end-shape="id4" draw:end-glue-point="7" svg:d="M2360 7895l455-455" svg:viewBox="0 0 456 456">
          <text:p/>
        </draw:connector>
        <draw:connector draw:style-name="gr6" draw:text-style-name="P4" draw:layer="layout" draw:type="line" svg:x1="2.995cm" svg:y1="8.33cm" svg:x2="3.55cm" svg:y2="7.975cm" draw:start-shape="id1" draw:start-glue-point="11" draw:end-shape="id5" draw:end-glue-point="7" svg:d="M2995 8330l555-355" svg:viewBox="0 0 556 356">
          <text:p/>
        </draw:connector>
        <draw:connector draw:style-name="gr6" draw:text-style-name="P4" draw:layer="layout" draw:type="line" svg:x1="2.36cm" svg:y1="10.035cm" svg:x2="2.815cm" svg:y2="9.58cm" draw:end-shape="id3" draw:end-glue-point="7" svg:d="M2360 10035l455-455" svg:viewBox="0 0 456 456">
          <text:p/>
        </draw:connector>
        <draw:connector draw:style-name="gr6" draw:text-style-name="P4" draw:layer="layout" draw:type="line" svg:x1="2.995cm" svg:y1="9.4cm" svg:x2="3.55cm" svg:y2="9.045cm" draw:start-shape="id3" draw:start-glue-point="11" draw:end-shape="id2" draw:end-glue-point="7" svg:d="M2995 9400l555-355" svg:viewBox="0 0 556 356">
          <text:p/>
        </draw:connector>
        <draw:custom-shape draw:style-name="gr1" draw:text-style-name="P1" xml:id="id7" draw:id="id7" draw:layer="layout" svg:width="0.254cm" svg:height="0.254cm" svg:x="4.24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8" draw:id="id8" draw:layer="layout" svg:width="0.254cm" svg:height="0.254cm" svg:x="4.983cm" svg:y="7.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254cm" svg:height="0.254cm" svg:x="4.248cm" svg:y="8.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2" draw:id="id12" draw:layer="layout" svg:width="0.254cm" svg:height="0.254cm" svg:x="4.983cm" svg:y="8.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14" draw:id="id14" draw:layer="layout" svg:width="0.254cm" svg:height="0.254cm" svg:x="4.248cm" svg:y="9.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5" draw:id="id15" draw:layer="layout" svg:width="0.254cm" svg:height="0.254cm" svg:x="4.983cm" svg:y="9.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16" draw:id="id16" draw:layer="layout" svg:width="0.254cm" svg:height="0.254cm" svg:x="5.71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7" draw:id="id17" draw:layer="layout" svg:width="0.254cm" svg:height="0.254cm" svg:x="6.453cm" svg:y="7.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254cm" svg:height="0.254cm" svg:x="5.718cm" svg:y="8.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0" draw:id="id10" draw:layer="layout" svg:width="0.254cm" svg:height="0.254cm" svg:x="6.453cm" svg:y="8.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13" draw:id="id13" draw:layer="layout" svg:width="0.254cm" svg:height="0.254cm" svg:x="5.718cm" svg:y="9.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8" draw:id="id18" draw:layer="layout" svg:width="0.254cm" svg:height="0.254cm" svg:x="6.453cm" svg:y="9.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4.465cm" svg:y1="7.44cm" svg:x2="5.02cm" svg:y2="7.795cm" draw:start-shape="id7" draw:start-glue-point="9" draw:end-shape="id8" draw:end-glue-point="5" svg:d="M4465 7440l555 355" svg:viewBox="0 0 556 356">
          <text:p/>
        </draw:connector>
        <draw:connector draw:style-name="gr4" draw:text-style-name="P4" draw:layer="layout" draw:type="line" svg:x1="5.2cm" svg:y1="7.975cm" svg:x2="5.755cm" svg:y2="8.33cm" draw:start-shape="id8" draw:start-glue-point="9" draw:end-shape="id9" draw:end-glue-point="5" svg:d="M5200 7975l555 355" svg:viewBox="0 0 556 356">
          <text:p/>
        </draw:connector>
        <draw:connector draw:style-name="gr4" draw:text-style-name="P4" draw:layer="layout" draw:type="line" svg:x1="5.935cm" svg:y1="8.51cm" svg:x2="6.49cm" svg:y2="8.865cm" draw:start-shape="id9" draw:start-glue-point="9" draw:end-shape="id10" draw:end-glue-point="5" svg:d="M5935 8510l555 355" svg:viewBox="0 0 556 356">
          <text:p/>
        </draw:connector>
        <draw:connector draw:style-name="gr4" draw:text-style-name="P4" draw:layer="layout" draw:type="line" svg:x1="4.465cm" svg:y1="8.51cm" svg:x2="5.02cm" svg:y2="8.865cm" draw:start-shape="id11" draw:start-glue-point="9" draw:end-shape="id12" draw:end-glue-point="5" svg:d="M4465 8510l555 355" svg:viewBox="0 0 556 356">
          <text:p/>
        </draw:connector>
        <draw:connector draw:style-name="gr4" draw:text-style-name="P4" draw:layer="layout" draw:type="line" svg:x1="5.2cm" svg:y1="9.045cm" svg:x2="5.755cm" svg:y2="9.4cm" draw:start-shape="id12" draw:start-glue-point="9" draw:end-shape="id13" draw:end-glue-point="5" svg:d="M5200 9045l555 355" svg:viewBox="0 0 556 356">
          <text:p/>
        </draw:connector>
        <draw:connector draw:style-name="gr4" draw:text-style-name="P4" draw:layer="layout" draw:type="line" svg:x1="4.465cm" svg:y1="9.58cm" svg:x2="5.02cm" svg:y2="9.935cm" draw:start-shape="id14" draw:start-glue-point="9" draw:end-shape="id15" draw:end-glue-point="5" svg:d="M4465 9580l555 355" svg:viewBox="0 0 556 356">
          <text:p/>
        </draw:connector>
        <draw:connector draw:style-name="gr4" draw:text-style-name="P4" draw:layer="layout" draw:type="line" svg:x1="5.935cm" svg:y1="7.44cm" svg:x2="6.49cm" svg:y2="7.795cm" draw:start-shape="id16" draw:start-glue-point="9" draw:end-shape="id17" draw:end-glue-point="5" svg:d="M5935 7440l555 355" svg:viewBox="0 0 556 356">
          <text:p/>
        </draw:connector>
        <draw:connector draw:style-name="gr5" draw:text-style-name="P5" draw:layer="layout" draw:type="line" svg:x1="5.935cm" svg:y1="9.58cm" svg:x2="6.49cm" svg:y2="9.935cm" draw:start-shape="id13" draw:start-glue-point="9" draw:end-shape="id18" draw:end-glue-point="5" svg:d="M5935 9580l555 355" svg:viewBox="0 0 556 356">
          <text:p/>
        </draw:connector>
        <draw:connector draw:style-name="gr6" draw:text-style-name="P4" draw:layer="layout" draw:type="line" svg:x1="4.465cm" svg:y1="9.4cm" svg:x2="5.02cm" svg:y2="9.045cm" draw:start-shape="id14" draw:start-glue-point="11" draw:end-shape="id12" draw:end-glue-point="7" svg:d="M4465 9400l555-355" svg:viewBox="0 0 556 356">
          <text:p/>
        </draw:connector>
        <draw:connector draw:style-name="gr6" draw:text-style-name="P4" draw:layer="layout" draw:type="line" svg:x1="5.2cm" svg:y1="8.865cm" svg:x2="5.755cm" svg:y2="8.51cm" draw:start-shape="id12" draw:start-glue-point="11" draw:end-shape="id9" draw:end-glue-point="7" svg:d="M5200 8865l555-355" svg:viewBox="0 0 556 356">
          <text:p/>
        </draw:connector>
        <draw:connector draw:style-name="gr6" draw:text-style-name="P4" draw:layer="layout" draw:type="line" svg:x1="4.465cm" svg:y1="8.33cm" svg:x2="5.02cm" svg:y2="7.975cm" draw:start-shape="id11" draw:start-glue-point="11" draw:end-shape="id8" draw:end-glue-point="7" svg:d="M4465 8330l555-355" svg:viewBox="0 0 556 356">
          <text:p/>
        </draw:connector>
        <draw:connector draw:style-name="gr6" draw:text-style-name="P4" draw:layer="layout" draw:type="line" svg:x1="5.2cm" svg:y1="7.795cm" svg:x2="5.755cm" svg:y2="7.44cm" draw:start-shape="id8" draw:start-glue-point="11" draw:end-shape="id16" draw:end-glue-point="7" svg:d="M5200 7795l555-355" svg:viewBox="0 0 556 356">
          <text:p/>
        </draw:connector>
        <draw:connector draw:style-name="gr6" draw:text-style-name="P4" draw:layer="layout" draw:type="line" svg:x1="5.935cm" svg:y1="8.33cm" svg:x2="6.49cm" svg:y2="7.975cm" draw:start-shape="id9" draw:start-glue-point="11" draw:end-shape="id17" draw:end-glue-point="7" svg:d="M5935 8330l555-355" svg:viewBox="0 0 556 356">
          <text:p/>
        </draw:connector>
        <draw:connector draw:style-name="gr6" draw:text-style-name="P4" draw:layer="layout" draw:type="line" svg:x1="5.2cm" svg:y1="9.935cm" svg:x2="5.755cm" svg:y2="9.58cm" draw:start-shape="id15" draw:start-glue-point="11" draw:end-shape="id13" draw:end-glue-point="7" svg:d="M5200 9935l555-355" svg:viewBox="0 0 556 356">
          <text:p/>
        </draw:connector>
        <draw:connector draw:style-name="gr6" draw:text-style-name="P4" draw:layer="layout" draw:type="line" svg:x1="5.935cm" svg:y1="9.4cm" svg:x2="6.49cm" svg:y2="9.045cm" draw:start-shape="id13" draw:start-glue-point="11" draw:end-shape="id10" draw:end-glue-point="7" svg:d="M5935 9400l555-355" svg:viewBox="0 0 556 356">
          <text:p/>
        </draw:connector>
        <draw:connector draw:style-name="gr6" draw:text-style-name="P4" draw:layer="layout" draw:type="line" svg:x1="3.73cm" svg:y1="7.795cm" svg:x2="4.285cm" svg:y2="7.44cm" draw:start-shape="id5" draw:start-glue-point="11" draw:end-shape="id7" draw:end-glue-point="7" svg:d="M3730 7795l555-355" svg:viewBox="0 0 556 356">
          <text:p/>
        </draw:connector>
        <draw:connector draw:style-name="gr6" draw:text-style-name="P4" draw:layer="layout" draw:type="line" svg:x1="3.73cm" svg:y1="8.865cm" svg:x2="4.285cm" svg:y2="8.51cm" draw:start-shape="id2" draw:start-glue-point="11" draw:end-shape="id11" draw:end-glue-point="7" svg:d="M3730 8865l555-355" svg:viewBox="0 0 556 356">
          <text:p/>
        </draw:connector>
        <draw:connector draw:style-name="gr6" draw:text-style-name="P4" draw:layer="layout" draw:type="line" svg:x1="3.73cm" svg:y1="9.935cm" svg:x2="4.285cm" svg:y2="9.58cm" draw:start-shape="id6" draw:start-glue-point="11" draw:end-shape="id14" draw:end-glue-point="7" svg:d="M3730 9935l555-355" svg:viewBox="0 0 556 356">
          <text:p/>
        </draw:connector>
        <draw:connector draw:style-name="gr4" draw:text-style-name="P4" draw:layer="layout" draw:type="line" svg:x1="3.73cm" svg:y1="9.045cm" svg:x2="4.285cm" svg:y2="9.4cm" draw:start-shape="id2" draw:start-glue-point="9" draw:end-shape="id14" draw:end-glue-point="5" svg:d="M3730 9045l555 355" svg:viewBox="0 0 556 356">
          <text:p/>
        </draw:connector>
        <draw:connector draw:style-name="gr4" draw:text-style-name="P4" draw:layer="layout" draw:type="line" svg:x1="3.73cm" svg:y1="7.975cm" svg:x2="4.285cm" svg:y2="8.33cm" draw:start-shape="id5" draw:start-glue-point="9" draw:end-shape="id11" draw:end-glue-point="5" svg:d="M3730 7975l555 355" svg:viewBox="0 0 556 356">
          <text:p/>
        </draw:connector>
        <draw:custom-shape draw:style-name="gr1" draw:text-style-name="P1" xml:id="id19" draw:id="id19" draw:layer="layout" svg:width="0.254cm" svg:height="0.254cm" svg:x="7.18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0" draw:id="id20" draw:layer="layout" svg:width="0.254cm" svg:height="0.254cm" svg:x="7.923cm" svg:y="7.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23" draw:id="id23" draw:layer="layout" svg:width="0.254cm" svg:height="0.254cm" svg:x="7.188cm" svg:y="8.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4" draw:id="id24" draw:layer="layout" svg:width="0.254cm" svg:height="0.254cm" svg:x="7.923cm" svg:y="8.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26" draw:id="id26" draw:layer="layout" svg:width="0.254cm" svg:height="0.254cm" svg:x="7.188cm" svg:y="9.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7" draw:id="id27" draw:layer="layout" svg:width="0.254cm" svg:height="0.254cm" svg:x="7.923cm" svg:y="9.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28" draw:id="id28" draw:layer="layout" svg:width="0.254cm" svg:height="0.254cm" svg:x="8.65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9" draw:id="id29" draw:layer="layout" svg:width="0.254cm" svg:height="0.254cm" svg:x="9.393cm" svg:y="7.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21" draw:id="id21" draw:layer="layout" svg:width="0.254cm" svg:height="0.254cm" svg:x="8.658cm" svg:y="8.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2" draw:id="id22" draw:layer="layout" svg:width="0.254cm" svg:height="0.254cm" svg:x="9.393cm" svg:y="8.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25" draw:id="id25" draw:layer="layout" svg:width="0.254cm" svg:height="0.254cm" svg:x="8.658cm" svg:y="9.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30" draw:id="id30" draw:layer="layout" svg:width="0.254cm" svg:height="0.254cm" svg:x="9.393cm" svg:y="9.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7.405cm" svg:y1="7.44cm" svg:x2="7.96cm" svg:y2="7.795cm" draw:start-shape="id19" draw:start-glue-point="9" draw:end-shape="id20" draw:end-glue-point="5" svg:d="M7405 7440l555 355" svg:viewBox="0 0 556 356">
          <text:p/>
        </draw:connector>
        <draw:connector draw:style-name="gr4" draw:text-style-name="P4" draw:layer="layout" draw:type="line" svg:x1="8.14cm" svg:y1="7.975cm" svg:x2="8.695cm" svg:y2="8.33cm" draw:start-shape="id20" draw:start-glue-point="9" draw:end-shape="id21" draw:end-glue-point="5" svg:d="M8140 7975l555 355" svg:viewBox="0 0 556 356">
          <text:p/>
        </draw:connector>
        <draw:connector draw:style-name="gr4" draw:text-style-name="P4" draw:layer="layout" draw:type="line" svg:x1="8.875cm" svg:y1="8.51cm" svg:x2="9.43cm" svg:y2="8.865cm" draw:start-shape="id21" draw:start-glue-point="9" draw:end-shape="id22" draw:end-glue-point="5" svg:d="M8875 8510l555 355" svg:viewBox="0 0 556 356">
          <text:p/>
        </draw:connector>
        <draw:connector draw:style-name="gr4" draw:text-style-name="P4" draw:layer="layout" draw:type="line" svg:x1="7.405cm" svg:y1="8.51cm" svg:x2="7.96cm" svg:y2="8.865cm" draw:start-shape="id23" draw:start-glue-point="9" draw:end-shape="id24" draw:end-glue-point="5" svg:d="M7405 8510l555 355" svg:viewBox="0 0 556 356">
          <text:p/>
        </draw:connector>
        <draw:connector draw:style-name="gr4" draw:text-style-name="P4" draw:layer="layout" draw:type="line" svg:x1="8.14cm" svg:y1="9.045cm" svg:x2="8.695cm" svg:y2="9.4cm" draw:start-shape="id24" draw:start-glue-point="9" draw:end-shape="id25" draw:end-glue-point="5" svg:d="M8140 9045l555 355" svg:viewBox="0 0 556 356">
          <text:p/>
        </draw:connector>
        <draw:connector draw:style-name="gr4" draw:text-style-name="P4" draw:layer="layout" draw:type="line" svg:x1="7.405cm" svg:y1="9.58cm" svg:x2="7.96cm" svg:y2="9.935cm" draw:start-shape="id26" draw:start-glue-point="9" draw:end-shape="id27" draw:end-glue-point="5" svg:d="M7405 9580l555 355" svg:viewBox="0 0 556 356">
          <text:p/>
        </draw:connector>
        <draw:connector draw:style-name="gr4" draw:text-style-name="P4" draw:layer="layout" draw:type="line" svg:x1="8.875cm" svg:y1="7.44cm" svg:x2="9.43cm" svg:y2="7.795cm" draw:start-shape="id28" draw:start-glue-point="9" draw:end-shape="id29" draw:end-glue-point="5" svg:d="M8875 7440l555 355" svg:viewBox="0 0 556 356">
          <text:p/>
        </draw:connector>
        <draw:connector draw:style-name="gr5" draw:text-style-name="P5" draw:layer="layout" draw:type="line" svg:x1="8.875cm" svg:y1="9.58cm" svg:x2="9.43cm" svg:y2="9.935cm" draw:start-shape="id25" draw:start-glue-point="9" draw:end-shape="id30" draw:end-glue-point="5" svg:d="M8875 9580l555 355" svg:viewBox="0 0 556 356">
          <text:p/>
        </draw:connector>
        <draw:connector draw:style-name="gr6" draw:text-style-name="P4" draw:layer="layout" draw:type="line" svg:x1="7.405cm" svg:y1="9.4cm" svg:x2="7.96cm" svg:y2="9.045cm" draw:start-shape="id26" draw:start-glue-point="11" draw:end-shape="id24" draw:end-glue-point="7" svg:d="M7405 9400l555-355" svg:viewBox="0 0 556 356">
          <text:p/>
        </draw:connector>
        <draw:connector draw:style-name="gr6" draw:text-style-name="P4" draw:layer="layout" draw:type="line" svg:x1="8.14cm" svg:y1="8.865cm" svg:x2="8.695cm" svg:y2="8.51cm" draw:start-shape="id24" draw:start-glue-point="11" draw:end-shape="id21" draw:end-glue-point="7" svg:d="M8140 8865l555-355" svg:viewBox="0 0 556 356">
          <text:p/>
        </draw:connector>
        <draw:connector draw:style-name="gr6" draw:text-style-name="P4" draw:layer="layout" draw:type="line" svg:x1="7.405cm" svg:y1="8.33cm" svg:x2="7.96cm" svg:y2="7.975cm" draw:start-shape="id23" draw:start-glue-point="11" draw:end-shape="id20" draw:end-glue-point="7" svg:d="M7405 8330l555-355" svg:viewBox="0 0 556 356">
          <text:p/>
        </draw:connector>
        <draw:connector draw:style-name="gr6" draw:text-style-name="P4" draw:layer="layout" draw:type="line" svg:x1="8.14cm" svg:y1="7.795cm" svg:x2="8.695cm" svg:y2="7.44cm" draw:start-shape="id20" draw:start-glue-point="11" draw:end-shape="id28" draw:end-glue-point="7" svg:d="M8140 7795l555-355" svg:viewBox="0 0 556 356">
          <text:p/>
        </draw:connector>
        <draw:connector draw:style-name="gr6" draw:text-style-name="P4" draw:layer="layout" draw:type="line" svg:x1="8.875cm" svg:y1="8.33cm" svg:x2="9.43cm" svg:y2="7.975cm" draw:start-shape="id21" draw:start-glue-point="11" draw:end-shape="id29" draw:end-glue-point="7" svg:d="M8875 8330l555-355" svg:viewBox="0 0 556 356">
          <text:p/>
        </draw:connector>
        <draw:connector draw:style-name="gr6" draw:text-style-name="P4" draw:layer="layout" draw:type="line" svg:x1="8.14cm" svg:y1="9.935cm" svg:x2="8.695cm" svg:y2="9.58cm" draw:start-shape="id27" draw:start-glue-point="11" draw:end-shape="id25" draw:end-glue-point="7" svg:d="M8140 9935l555-355" svg:viewBox="0 0 556 356">
          <text:p/>
        </draw:connector>
        <draw:connector draw:style-name="gr6" draw:text-style-name="P4" draw:layer="layout" draw:type="line" svg:x1="8.875cm" svg:y1="9.4cm" svg:x2="9.43cm" svg:y2="9.045cm" draw:start-shape="id25" draw:start-glue-point="11" draw:end-shape="id22" draw:end-glue-point="7" svg:d="M8875 9400l555-355" svg:viewBox="0 0 556 356">
          <text:p/>
        </draw:connector>
        <draw:custom-shape draw:style-name="gr1" draw:text-style-name="P1" xml:id="id31" draw:id="id31" draw:layer="layout" svg:width="0.254cm" svg:height="0.254cm" svg:x="10.12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32" draw:id="id32" draw:layer="layout" svg:width="0.254cm" svg:height="0.254cm" svg:x="10.863cm" svg:y="7.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34" draw:id="id34" draw:layer="layout" svg:width="0.254cm" svg:height="0.254cm" svg:x="10.128cm" svg:y="8.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35" draw:id="id35" draw:layer="layout" svg:width="0.254cm" svg:height="0.254cm" svg:x="10.863cm" svg:y="8.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37" draw:id="id37" draw:layer="layout" svg:width="0.254cm" svg:height="0.254cm" svg:x="10.128cm" svg:y="9.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38" draw:id="id38" draw:layer="layout" svg:width="0.254cm" svg:height="0.254cm" svg:x="10.863cm" svg:y="9.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0.345cm" svg:y1="7.44cm" svg:x2="10.9cm" svg:y2="7.795cm" draw:start-shape="id31" draw:start-glue-point="9" draw:end-shape="id32" draw:end-glue-point="5" svg:d="M10345 7440l555 355" svg:viewBox="0 0 556 356">
          <text:p/>
        </draw:connector>
        <draw:connector draw:style-name="gr4" draw:text-style-name="P4" draw:layer="layout" draw:type="line" svg:x1="11.08cm" svg:y1="7.975cm" svg:x2="11.635cm" svg:y2="8.33cm" draw:start-shape="id32" draw:start-glue-point="9" draw:end-shape="id33" draw:end-glue-point="5" svg:d="M11080 7975l555 355" svg:viewBox="0 0 556 356">
          <text:p/>
        </draw:connector>
        <draw:connector draw:style-name="gr4" draw:text-style-name="P4" draw:layer="layout" draw:type="line" svg:x1="10.345cm" svg:y1="8.51cm" svg:x2="10.9cm" svg:y2="8.865cm" draw:start-shape="id34" draw:start-glue-point="9" draw:end-shape="id35" draw:end-glue-point="5" svg:d="M10345 8510l555 355" svg:viewBox="0 0 556 356">
          <text:p/>
        </draw:connector>
        <draw:connector draw:style-name="gr4" draw:text-style-name="P4" draw:layer="layout" draw:type="line" svg:x1="11.08cm" svg:y1="9.045cm" svg:x2="11.635cm" svg:y2="9.4cm" draw:start-shape="id35" draw:start-glue-point="9" draw:end-shape="id36" draw:end-glue-point="5" svg:d="M11080 9045l555 355" svg:viewBox="0 0 556 356">
          <text:p/>
        </draw:connector>
        <draw:connector draw:style-name="gr4" draw:text-style-name="P4" draw:layer="layout" draw:type="line" svg:x1="10.345cm" svg:y1="9.58cm" svg:x2="10.9cm" svg:y2="9.935cm" draw:start-shape="id37" draw:start-glue-point="9" draw:end-shape="id38" draw:end-glue-point="5" svg:d="M10345 9580l555 355" svg:viewBox="0 0 556 356">
          <text:p/>
        </draw:connector>
        <draw:connector draw:style-name="gr6" draw:text-style-name="P4" draw:layer="layout" draw:type="line" svg:x1="10.345cm" svg:y1="9.4cm" svg:x2="10.9cm" svg:y2="9.045cm" draw:start-shape="id37" draw:start-glue-point="11" draw:end-shape="id35" draw:end-glue-point="7" svg:d="M10345 9400l555-355" svg:viewBox="0 0 556 356">
          <text:p/>
        </draw:connector>
        <draw:connector draw:style-name="gr6" draw:text-style-name="P4" draw:layer="layout" draw:type="line" svg:x1="11.08cm" svg:y1="8.865cm" svg:x2="11.635cm" svg:y2="8.51cm" draw:start-shape="id35" draw:start-glue-point="11" draw:end-shape="id33" draw:end-glue-point="7" svg:d="M11080 8865l555-355" svg:viewBox="0 0 556 356">
          <text:p/>
        </draw:connector>
        <draw:connector draw:style-name="gr6" draw:text-style-name="P4" draw:layer="layout" draw:type="line" svg:x1="10.345cm" svg:y1="8.33cm" svg:x2="10.9cm" svg:y2="7.975cm" draw:start-shape="id34" draw:start-glue-point="11" draw:end-shape="id32" draw:end-glue-point="7" svg:d="M10345 8330l555-355" svg:viewBox="0 0 556 356">
          <text:p/>
        </draw:connector>
        <draw:connector draw:style-name="gr6" draw:text-style-name="P4" draw:layer="layout" draw:type="line" svg:x1="11.08cm" svg:y1="7.795cm" svg:x2="11.635cm" svg:y2="7.44cm" draw:start-shape="id32" draw:start-glue-point="11" draw:end-shape="id39" draw:end-glue-point="7" svg:d="M11080 7795l555-355" svg:viewBox="0 0 556 356">
          <text:p/>
        </draw:connector>
        <draw:connector draw:style-name="gr6" draw:text-style-name="P4" draw:layer="layout" draw:type="line" svg:x1="11.08cm" svg:y1="9.935cm" svg:x2="11.635cm" svg:y2="9.58cm" draw:start-shape="id38" draw:start-glue-point="11" draw:end-shape="id36" draw:end-glue-point="7" svg:d="M11080 9935l555-355" svg:viewBox="0 0 556 356">
          <text:p/>
        </draw:connector>
        <draw:connector draw:style-name="gr6" draw:text-style-name="P4" draw:layer="layout" draw:type="line" svg:x1="9.61cm" svg:y1="7.795cm" svg:x2="10.165cm" svg:y2="7.44cm" draw:start-shape="id29" draw:start-glue-point="11" draw:end-shape="id31" draw:end-glue-point="7" svg:d="M9610 7795l555-355" svg:viewBox="0 0 556 356">
          <text:p/>
        </draw:connector>
        <draw:connector draw:style-name="gr6" draw:text-style-name="P4" draw:layer="layout" draw:type="line" svg:x1="9.61cm" svg:y1="8.865cm" svg:x2="10.165cm" svg:y2="8.51cm" draw:start-shape="id22" draw:start-glue-point="11" draw:end-shape="id34" draw:end-glue-point="7" svg:d="M9610 8865l555-355" svg:viewBox="0 0 556 356">
          <text:p/>
        </draw:connector>
        <draw:connector draw:style-name="gr6" draw:text-style-name="P4" draw:layer="layout" draw:type="line" svg:x1="9.61cm" svg:y1="9.935cm" svg:x2="10.165cm" svg:y2="9.58cm" draw:start-shape="id30" draw:start-glue-point="11" draw:end-shape="id37" draw:end-glue-point="7" svg:d="M9610 9935l555-355" svg:viewBox="0 0 556 356">
          <text:p/>
        </draw:connector>
        <draw:connector draw:style-name="gr4" draw:text-style-name="P4" draw:layer="layout" draw:type="line" svg:x1="9.61cm" svg:y1="9.045cm" svg:x2="10.165cm" svg:y2="9.4cm" draw:start-shape="id22" draw:start-glue-point="9" draw:end-shape="id37" draw:end-glue-point="5" svg:d="M9610 9045l555 355" svg:viewBox="0 0 556 356">
          <text:p/>
        </draw:connector>
        <draw:connector draw:style-name="gr4" draw:text-style-name="P4" draw:layer="layout" draw:type="line" svg:x1="9.61cm" svg:y1="7.975cm" svg:x2="10.165cm" svg:y2="8.33cm" draw:start-shape="id29" draw:start-glue-point="9" draw:end-shape="id34" draw:end-glue-point="5" svg:d="M9610 7975l555 355" svg:viewBox="0 0 556 356">
          <text:p/>
        </draw:connector>
        <draw:connector draw:style-name="gr4" draw:text-style-name="P4" draw:layer="layout" draw:type="line" svg:x1="6.67cm" svg:y1="7.975cm" svg:x2="7.225cm" svg:y2="8.33cm" draw:start-shape="id17" draw:start-glue-point="9" draw:end-shape="id23" draw:end-glue-point="5" svg:d="M6670 7975l555 355" svg:viewBox="0 0 556 356">
          <text:p/>
        </draw:connector>
        <draw:connector draw:style-name="gr4" draw:text-style-name="P4" draw:layer="layout" draw:type="line" svg:x1="6.67cm" svg:y1="9.045cm" svg:x2="7.225cm" svg:y2="9.4cm" draw:start-shape="id10" draw:start-glue-point="9" draw:end-shape="id26" draw:end-glue-point="5" svg:d="M6670 9045l555 355" svg:viewBox="0 0 556 356">
          <text:p/>
        </draw:connector>
        <draw:connector draw:style-name="gr6" draw:text-style-name="P4" draw:layer="layout" draw:type="line" svg:x1="6.67cm" svg:y1="9.935cm" svg:x2="7.225cm" svg:y2="9.58cm" draw:start-shape="id18" draw:start-glue-point="11" draw:end-shape="id26" draw:end-glue-point="7" svg:d="M6670 9935l555-355" svg:viewBox="0 0 556 356">
          <text:p/>
        </draw:connector>
        <draw:connector draw:style-name="gr6" draw:text-style-name="P4" draw:layer="layout" draw:type="line" svg:x1="6.67cm" svg:y1="8.865cm" svg:x2="7.225cm" svg:y2="8.51cm" draw:start-shape="id10" draw:start-glue-point="11" draw:end-shape="id23" draw:end-glue-point="7" svg:d="M6670 8865l555-355" svg:viewBox="0 0 556 356">
          <text:p/>
        </draw:connector>
        <draw:connector draw:style-name="gr6" draw:text-style-name="P4" draw:layer="layout" draw:type="line" svg:x1="6.67cm" svg:y1="7.795cm" svg:x2="7.225cm" svg:y2="7.44cm" draw:start-shape="id17" draw:start-glue-point="11" draw:end-shape="id19" draw:end-glue-point="7" svg:d="M6670 7795l555-355" svg:viewBox="0 0 556 356">
          <text:p/>
        </draw:connector>
        <draw:custom-shape draw:style-name="gr1" draw:text-style-name="P1" xml:id="id39" draw:id="id39" draw:layer="layout" svg:width="0.254cm" svg:height="0.254cm" svg:x="11.59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0" draw:id="id40" draw:layer="layout" svg:width="0.254cm" svg:height="0.254cm" svg:x="12.333cm" svg:y="7.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33" draw:id="id33" draw:layer="layout" svg:width="0.254cm" svg:height="0.254cm" svg:x="11.598cm" svg:y="8.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1" draw:id="id41" draw:layer="layout" svg:width="0.254cm" svg:height="0.254cm" svg:x="12.333cm" svg:y="8.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36" draw:id="id36" draw:layer="layout" svg:width="0.254cm" svg:height="0.254cm" svg:x="11.598cm" svg:y="9.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2" draw:id="id42" draw:layer="layout" svg:width="0.254cm" svg:height="0.254cm" svg:x="12.333cm" svg:y="9.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1.815cm" svg:y1="7.44cm" svg:x2="12.37cm" svg:y2="7.795cm" draw:start-shape="id39" draw:start-glue-point="9" draw:end-shape="id40" draw:end-glue-point="5" svg:d="M11815 7440l555 355" svg:viewBox="0 0 556 356">
          <text:p/>
        </draw:connector>
        <draw:connector draw:style-name="gr4" draw:text-style-name="P4" draw:layer="layout" draw:type="line" svg:x1="12.55cm" svg:y1="7.975cm" svg:x2="13.005cm" svg:y2="8.43cm" draw:start-shape="id40" draw:start-glue-point="9" svg:d="M12550 7975l455 455" svg:viewBox="0 0 456 456">
          <text:p/>
        </draw:connector>
        <draw:connector draw:style-name="gr4" draw:text-style-name="P4" draw:layer="layout" draw:type="line" svg:x1="11.815cm" svg:y1="8.51cm" svg:x2="12.37cm" svg:y2="8.865cm" draw:start-shape="id33" draw:start-glue-point="9" draw:end-shape="id41" draw:end-glue-point="5" svg:d="M11815 8510l555 355" svg:viewBox="0 0 556 356">
          <text:p/>
        </draw:connector>
        <draw:connector draw:style-name="gr4" draw:text-style-name="P4" draw:layer="layout" draw:type="line" svg:x1="12.55cm" svg:y1="9.045cm" svg:x2="13.005cm" svg:y2="9.5cm" draw:start-shape="id41" draw:start-glue-point="9" svg:d="M12550 9045l455 455" svg:viewBox="0 0 456 456">
          <text:p/>
        </draw:connector>
        <draw:connector draw:style-name="gr4" draw:text-style-name="P4" draw:layer="layout" draw:type="line" svg:x1="11.815cm" svg:y1="9.58cm" svg:x2="12.37cm" svg:y2="9.935cm" draw:start-shape="id36" draw:start-glue-point="9" draw:end-shape="id42" draw:end-glue-point="5" svg:d="M11815 9580l555 355" svg:viewBox="0 0 556 356">
          <text:p/>
        </draw:connector>
        <draw:connector draw:style-name="gr6" draw:text-style-name="P4" draw:layer="layout" draw:type="line" svg:x1="11.815cm" svg:y1="9.4cm" svg:x2="12.37cm" svg:y2="9.045cm" draw:start-shape="id36" draw:start-glue-point="11" draw:end-shape="id41" draw:end-glue-point="7" svg:d="M11815 9400l555-355" svg:viewBox="0 0 556 356">
          <text:p/>
        </draw:connector>
        <draw:connector draw:style-name="gr6" draw:text-style-name="P4" draw:layer="layout" draw:type="line" svg:x1="12.55cm" svg:y1="8.865cm" svg:x2="13.005cm" svg:y2="8.51cm" draw:start-shape="id41" draw:start-glue-point="11" svg:d="M12550 8865l455-355" svg:viewBox="0 0 456 356">
          <text:p/>
        </draw:connector>
        <draw:connector draw:style-name="gr6" draw:text-style-name="P4" draw:layer="layout" draw:type="line" svg:x1="11.815cm" svg:y1="8.33cm" svg:x2="12.37cm" svg:y2="7.975cm" draw:start-shape="id33" draw:start-glue-point="11" draw:end-shape="id40" draw:end-glue-point="7" svg:d="M11815 8330l555-355" svg:viewBox="0 0 556 356">
          <text:p/>
        </draw:connector>
        <draw:connector draw:style-name="gr6" draw:text-style-name="P4" draw:layer="layout" draw:type="line" svg:x1="12.55cm" svg:y1="7.795cm" svg:x2="13.005cm" svg:y2="7.44cm" draw:start-shape="id40" draw:start-glue-point="11" svg:d="M12550 7795l455-355" svg:viewBox="0 0 456 356">
          <text:p/>
        </draw:connector>
        <draw:connector draw:style-name="gr6" draw:text-style-name="P4" draw:layer="layout" draw:type="line" svg:x1="12.55cm" svg:y1="9.935cm" svg:x2="13.005cm" svg:y2="9.58cm" draw:start-shape="id42" draw:start-glue-point="11" svg:d="M12550 9935l455-355" svg:viewBox="0 0 456 356">
          <text:p/>
        </draw:connector>
        <draw:custom-shape draw:style-name="gr3" draw:text-style-name="P3" xml:id="id50" draw:id="id50" draw:layer="layout" svg:width="0.128cm" svg:height="0.127cm" svg:x="3.575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51" draw:id="id51" draw:layer="layout" svg:width="0.128cm" svg:height="0.127cm" svg:x="5.046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52" draw:id="id52" draw:layer="layout" svg:width="0.128cm" svg:height="0.127cm" svg:x="6.515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53" draw:id="id53" draw:layer="layout" svg:width="0.128cm" svg:height="0.127cm" svg:x="7.986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54" draw:id="id54" draw:layer="layout" svg:width="0.128cm" svg:height="0.127cm" svg:x="9.455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55" draw:id="id55" draw:layer="layout" svg:width="0.128cm" svg:height="0.127cm" svg:x="10.926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56" draw:id="id56" draw:layer="layout" svg:width="0.128cm" svg:height="0.127cm" svg:x="12.395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text-style-name="P4" draw:layer="layout" draw:type="line" svg:x1="3.55cm" svg:y1="10.115cm" svg:x2="2.996cm" svg:y2="10.469cm" draw:start-shape="id6" draw:start-glue-point="7" draw:end-shape="id43" draw:end-glue-point="11" svg:d="M3550 10115l-554 354" svg:viewBox="0 0 555 355">
          <text:p/>
        </draw:connector>
        <draw:connector draw:style-name="gr6" draw:text-style-name="P4" draw:layer="layout" draw:type="line" svg:x1="5.02cm" svg:y1="10.115cm" svg:x2="4.466cm" svg:y2="10.469cm" draw:start-shape="id15" draw:start-glue-point="7" draw:end-shape="id44" draw:end-glue-point="11" svg:d="M5020 10115l-554 354" svg:viewBox="0 0 555 355">
          <text:p/>
        </draw:connector>
        <draw:connector draw:style-name="gr6" draw:text-style-name="P4" draw:layer="layout" draw:type="line" svg:x1="6.49cm" svg:y1="10.115cm" svg:x2="5.936cm" svg:y2="10.469cm" draw:start-shape="id18" draw:start-glue-point="7" draw:end-shape="id45" draw:end-glue-point="11" svg:d="M6490 10115l-554 354" svg:viewBox="0 0 555 355">
          <text:p/>
        </draw:connector>
        <draw:connector draw:style-name="gr6" draw:text-style-name="P4" draw:layer="layout" draw:type="line" svg:x1="7.96cm" svg:y1="10.115cm" svg:x2="7.406cm" svg:y2="10.469cm" draw:start-shape="id27" draw:start-glue-point="7" draw:end-shape="id46" draw:end-glue-point="11" svg:d="M7960 10115l-554 354" svg:viewBox="0 0 555 355">
          <text:p/>
        </draw:connector>
        <draw:connector draw:style-name="gr6" draw:text-style-name="P4" draw:layer="layout" draw:type="line" svg:x1="9.43cm" svg:y1="10.115cm" svg:x2="8.876cm" svg:y2="10.469cm" draw:start-shape="id30" draw:start-glue-point="7" draw:end-shape="id47" draw:end-glue-point="11" svg:d="M9430 10115l-554 354" svg:viewBox="0 0 555 355">
          <text:p/>
        </draw:connector>
        <draw:connector draw:style-name="gr6" draw:text-style-name="P4" draw:layer="layout" draw:type="line" svg:x1="10.9cm" svg:y1="10.115cm" svg:x2="10.346cm" svg:y2="10.469cm" draw:start-shape="id38" draw:start-glue-point="7" draw:end-shape="id48" draw:end-glue-point="11" svg:d="M10900 10115l-554 354" svg:viewBox="0 0 555 355">
          <text:p/>
        </draw:connector>
        <draw:connector draw:style-name="gr6" draw:text-style-name="P4" draw:layer="layout" draw:type="line" svg:x1="12.37cm" svg:y1="10.115cm" svg:x2="11.816cm" svg:y2="10.469cm" draw:start-shape="id42" draw:start-glue-point="7" draw:end-shape="id49" draw:end-glue-point="11" svg:d="M12370 10115l-554 354" svg:viewBox="0 0 555 355">
          <text:p/>
        </draw:connector>
        <draw:connector draw:style-name="gr6" draw:text-style-name="P4" draw:layer="layout" draw:type="line" svg:x1="2.995cm" svg:y1="7.26cm" svg:x2="3.593cm" svg:y2="6.86cm" draw:start-shape="id4" draw:start-glue-point="11" draw:end-shape="id50" draw:end-glue-point="7" svg:d="M2995 7260l598-400" svg:viewBox="0 0 599 401">
          <text:p/>
        </draw:connector>
        <draw:connector draw:style-name="gr6" draw:text-style-name="P4" draw:layer="layout" draw:type="line" svg:x1="4.465cm" svg:y1="7.26cm" svg:x2="5.064cm" svg:y2="6.86cm" draw:start-shape="id7" draw:start-glue-point="11" draw:end-shape="id51" draw:end-glue-point="7" svg:d="M4465 7260l599-400" svg:viewBox="0 0 600 401">
          <text:p/>
        </draw:connector>
        <draw:connector draw:style-name="gr6" draw:text-style-name="P4" draw:layer="layout" draw:type="line" svg:x1="5.935cm" svg:y1="7.26cm" svg:x2="6.533cm" svg:y2="6.86cm" draw:start-shape="id16" draw:start-glue-point="11" draw:end-shape="id52" draw:end-glue-point="7" svg:d="M5935 7260l598-400" svg:viewBox="0 0 599 401">
          <text:p/>
        </draw:connector>
        <draw:connector draw:style-name="gr6" draw:text-style-name="P4" draw:layer="layout" draw:type="line" svg:x1="7.405cm" svg:y1="7.26cm" svg:x2="8.004cm" svg:y2="6.86cm" draw:start-shape="id19" draw:start-glue-point="11" draw:end-shape="id53" draw:end-glue-point="7" svg:d="M7405 7260l599-400" svg:viewBox="0 0 600 401">
          <text:p/>
        </draw:connector>
        <draw:connector draw:style-name="gr6" draw:text-style-name="P4" draw:layer="layout" draw:type="line" svg:x1="8.875cm" svg:y1="7.26cm" svg:x2="9.473cm" svg:y2="6.86cm" draw:start-shape="id28" draw:start-glue-point="11" draw:end-shape="id54" draw:end-glue-point="7" svg:d="M8875 7260l598-400" svg:viewBox="0 0 599 401">
          <text:p/>
        </draw:connector>
        <draw:connector draw:style-name="gr6" draw:text-style-name="P4" draw:layer="layout" draw:type="line" svg:x1="10.345cm" svg:y1="7.26cm" svg:x2="10.944cm" svg:y2="6.86cm" draw:start-shape="id31" draw:start-glue-point="11" draw:end-shape="id55" draw:end-glue-point="7" svg:d="M10345 7260l599-400" svg:viewBox="0 0 600 401">
          <text:p/>
        </draw:connector>
        <draw:connector draw:style-name="gr6" draw:text-style-name="P4" draw:layer="layout" draw:type="line" svg:x1="11.815cm" svg:y1="7.26cm" svg:x2="12.413cm" svg:y2="6.86cm" draw:start-shape="id39" draw:start-glue-point="11" draw:end-shape="id56" draw:end-glue-point="7" svg:d="M11815 7260l598-400" svg:viewBox="0 0 599 401">
          <text:p/>
        </draw:connector>
        <draw:connector draw:style-name="gr4" draw:text-style-name="P4" draw:layer="layout" draw:type="line" svg:x1="2.316cm" svg:y1="6.76cm" svg:x2="2.815cm" svg:y2="7.26cm" draw:end-shape="id4" draw:end-glue-point="5" svg:d="M2316 6760l499 500" svg:viewBox="0 0 500 501">
          <text:p/>
        </draw:connector>
        <draw:connector draw:style-name="gr4" draw:text-style-name="P4" draw:layer="layout" draw:type="line" svg:x1="3.685cm" svg:y1="6.86cm" svg:x2="4.285cm" svg:y2="7.26cm" draw:start-shape="id50" draw:start-glue-point="9" draw:end-shape="id7" draw:end-glue-point="5" svg:d="M3685 6860l600 400" svg:viewBox="0 0 601 401">
          <text:p/>
        </draw:connector>
        <draw:connector draw:style-name="gr4" draw:text-style-name="P4" draw:layer="layout" draw:type="line" svg:x1="5.156cm" svg:y1="6.86cm" svg:x2="5.755cm" svg:y2="7.26cm" draw:start-shape="id51" draw:start-glue-point="9" draw:end-shape="id16" draw:end-glue-point="5" svg:d="M5156 6860l599 400" svg:viewBox="0 0 600 401">
          <text:p/>
        </draw:connector>
        <draw:connector draw:style-name="gr4" draw:text-style-name="P4" draw:layer="layout" draw:type="line" svg:x1="6.625cm" svg:y1="6.86cm" svg:x2="7.225cm" svg:y2="7.26cm" draw:start-shape="id52" draw:start-glue-point="9" draw:end-shape="id19" draw:end-glue-point="5" svg:d="M6625 6860l600 400" svg:viewBox="0 0 601 401">
          <text:p/>
        </draw:connector>
        <draw:connector draw:style-name="gr4" draw:text-style-name="P4" draw:layer="layout" draw:type="line" svg:x1="8.096cm" svg:y1="6.86cm" svg:x2="8.695cm" svg:y2="7.26cm" draw:start-shape="id53" draw:start-glue-point="9" draw:end-shape="id28" draw:end-glue-point="5" svg:d="M8096 6860l599 400" svg:viewBox="0 0 600 401">
          <text:p/>
        </draw:connector>
        <draw:connector draw:style-name="gr4" draw:text-style-name="P4" draw:layer="layout" draw:type="line" svg:x1="9.565cm" svg:y1="6.86cm" svg:x2="10.165cm" svg:y2="7.26cm" draw:start-shape="id54" draw:start-glue-point="9" draw:end-shape="id31" draw:end-glue-point="5" svg:d="M9565 6860l600 400" svg:viewBox="0 0 601 401">
          <text:p/>
        </draw:connector>
        <draw:connector draw:style-name="gr4" draw:text-style-name="P4" draw:layer="layout" draw:type="line" svg:x1="11.036cm" svg:y1="6.86cm" svg:x2="11.635cm" svg:y2="7.26cm" draw:start-shape="id55" draw:start-glue-point="9" draw:end-shape="id39" draw:end-glue-point="5" svg:d="M11036 6860l599 400" svg:viewBox="0 0 600 401">
          <text:p/>
        </draw:connector>
        <draw:connector draw:style-name="gr4" draw:text-style-name="P4" draw:layer="layout" draw:type="line" svg:x1="12.505cm" svg:y1="6.86cm" svg:x2="13.005cm" svg:y2="7.26cm" draw:start-shape="id56" draw:start-glue-point="9" svg:d="M12505 6860l500 400" svg:viewBox="0 0 501 401">
          <text:p/>
        </draw:connector>
        <draw:connector draw:style-name="gr4" draw:text-style-name="P4" draw:layer="layout" draw:type="line" svg:x1="3.73cm" svg:y1="10.115cm" svg:x2="4.286cm" svg:y2="10.469cm" draw:start-shape="id6" draw:start-glue-point="9" draw:end-shape="id44" draw:end-glue-point="5" svg:d="M3730 10115l556 354" svg:viewBox="0 0 557 355">
          <text:p/>
        </draw:connector>
        <draw:connector draw:style-name="gr4" draw:text-style-name="P4" draw:layer="layout" draw:type="line" svg:x1="5.2cm" svg:y1="10.115cm" svg:x2="5.756cm" svg:y2="10.469cm" draw:start-shape="id15" draw:start-glue-point="9" draw:end-shape="id45" draw:end-glue-point="5" svg:d="M5200 10115l556 354" svg:viewBox="0 0 557 355">
          <text:p/>
        </draw:connector>
        <draw:connector draw:style-name="gr4" draw:text-style-name="P4" draw:layer="layout" draw:type="line" svg:x1="6.67cm" svg:y1="10.115cm" svg:x2="7.226cm" svg:y2="10.469cm" draw:start-shape="id18" draw:start-glue-point="9" draw:end-shape="id46" draw:end-glue-point="5" svg:d="M6670 10115l556 354" svg:viewBox="0 0 557 355">
          <text:p/>
        </draw:connector>
        <draw:connector draw:style-name="gr4" draw:text-style-name="P4" draw:layer="layout" draw:type="line" svg:x1="8.14cm" svg:y1="10.115cm" svg:x2="8.696cm" svg:y2="10.469cm" draw:start-shape="id27" draw:start-glue-point="9" draw:end-shape="id47" draw:end-glue-point="5" svg:d="M8140 10115l556 354" svg:viewBox="0 0 557 355">
          <text:p/>
        </draw:connector>
        <draw:connector draw:style-name="gr4" draw:text-style-name="P4" draw:layer="layout" draw:type="line" svg:x1="9.61cm" svg:y1="10.115cm" svg:x2="10.166cm" svg:y2="10.469cm" draw:start-shape="id30" draw:start-glue-point="9" draw:end-shape="id48" draw:end-glue-point="5" svg:d="M9610 10115l556 354" svg:viewBox="0 0 557 355">
          <text:p/>
        </draw:connector>
        <draw:connector draw:style-name="gr4" draw:text-style-name="P4" draw:layer="layout" draw:type="line" svg:x1="11.08cm" svg:y1="10.115cm" svg:x2="11.636cm" svg:y2="10.469cm" draw:start-shape="id38" draw:start-glue-point="9" draw:end-shape="id49" draw:end-glue-point="5" svg:d="M11080 10115l556 354" svg:viewBox="0 0 557 355">
          <text:p/>
        </draw:connector>
        <draw:connector draw:style-name="gr4" draw:text-style-name="P4" draw:layer="layout" draw:type="line" svg:x1="12.55cm" svg:y1="10.115cm" svg:x2="13.049cm" svg:y2="10.614cm" draw:start-shape="id42" draw:start-glue-point="9" svg:d="M12550 10115l499 499" svg:viewBox="0 0 500 500">
          <text:p/>
        </draw:connector>
        <draw:custom-shape draw:style-name="gr1" draw:text-style-name="P1" xml:id="id43" draw:id="id43" draw:layer="layout" svg:width="0.254cm" svg:height="0.254cm" svg:x="2.779cm" svg:y="10.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60" draw:id="id60" draw:layer="layout" svg:width="0.254cm" svg:height="0.254cm" svg:x="3.514cm" svg:y="10.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57" draw:id="id57" draw:layer="layout" svg:width="0.254cm" svg:height="0.254cm" svg:x="2.779cm" svg:y="11.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58" draw:id="id58" draw:layer="layout" svg:width="0.254cm" svg:height="0.254cm" svg:x="3.514cm" svg:y="12.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59" draw:id="id59" draw:layer="layout" svg:width="0.254cm" svg:height="0.254cm" svg:x="2.779cm" svg:y="12.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61" draw:id="id61" draw:layer="layout" svg:width="0.254cm" svg:height="0.254cm" svg:x="3.514cm" svg:y="13.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2.361cm" svg:y1="11.184cm" svg:x2="2.816cm" svg:y2="11.539cm" draw:end-shape="id57" draw:end-glue-point="5" svg:d="M2361 11184l455 355" svg:viewBox="0 0 456 356">
          <text:p/>
        </draw:connector>
        <draw:connector draw:style-name="gr4" draw:text-style-name="P4" draw:layer="layout" draw:type="line" svg:x1="2.996cm" svg:y1="11.719cm" svg:x2="3.551cm" svg:y2="12.074cm" draw:start-shape="id57" draw:start-glue-point="9" draw:end-shape="id58" draw:end-glue-point="5" svg:d="M2996 11719l555 355" svg:viewBox="0 0 556 356">
          <text:p/>
        </draw:connector>
        <draw:connector draw:style-name="gr4" draw:text-style-name="P4" draw:layer="layout" draw:type="line" svg:x1="2.361cm" svg:y1="12.254cm" svg:x2="2.816cm" svg:y2="12.609cm" draw:end-shape="id59" draw:end-glue-point="5" svg:d="M2361 12254l455 355" svg:viewBox="0 0 456 356">
          <text:p/>
        </draw:connector>
        <draw:connector draw:style-name="gr4" draw:text-style-name="P4" draw:layer="layout" draw:type="line" svg:x1="2.996cm" svg:y1="10.649cm" svg:x2="3.551cm" svg:y2="11.004cm" draw:start-shape="id43" draw:start-glue-point="9" draw:end-shape="id60" draw:end-glue-point="5" svg:d="M2996 10649l555 355" svg:viewBox="0 0 556 356">
          <text:p/>
        </draw:connector>
        <draw:connector draw:style-name="gr5" draw:text-style-name="P5" draw:layer="layout" draw:type="line" svg:x1="2.996cm" svg:y1="12.789cm" svg:x2="3.551cm" svg:y2="13.144cm" draw:start-shape="id59" draw:start-glue-point="9" draw:end-shape="id61" draw:end-glue-point="5" svg:d="M2996 12789l555 355" svg:viewBox="0 0 556 356">
          <text:p/>
        </draw:connector>
        <draw:connector draw:style-name="gr6" draw:text-style-name="P4" draw:layer="layout" draw:type="line" svg:x1="2.361cm" svg:y1="12.174cm" svg:x2="2.816cm" svg:y2="11.719cm" draw:end-shape="id57" draw:end-glue-point="7" svg:d="M2361 12174l455-455" svg:viewBox="0 0 456 456">
          <text:p/>
        </draw:connector>
        <draw:connector draw:style-name="gr6" draw:text-style-name="P4" draw:layer="layout" draw:type="line" svg:x1="2.361cm" svg:y1="11.104cm" svg:x2="2.816cm" svg:y2="10.649cm" draw:end-shape="id43" draw:end-glue-point="7" svg:d="M2361 11104l455-455" svg:viewBox="0 0 456 456">
          <text:p/>
        </draw:connector>
        <draw:connector draw:style-name="gr6" draw:text-style-name="P4" draw:layer="layout" draw:type="line" svg:x1="2.996cm" svg:y1="11.539cm" svg:x2="3.551cm" svg:y2="11.184cm" draw:start-shape="id57" draw:start-glue-point="11" draw:end-shape="id60" draw:end-glue-point="7" svg:d="M2996 11539l555-355" svg:viewBox="0 0 556 356">
          <text:p/>
        </draw:connector>
        <draw:connector draw:style-name="gr6" draw:text-style-name="P4" draw:layer="layout" draw:type="line" svg:x1="2.361cm" svg:y1="13.244cm" svg:x2="2.816cm" svg:y2="12.789cm" draw:end-shape="id59" draw:end-glue-point="7" svg:d="M2361 13244l455-455" svg:viewBox="0 0 456 456">
          <text:p/>
        </draw:connector>
        <draw:connector draw:style-name="gr6" draw:text-style-name="P4" draw:layer="layout" draw:type="line" svg:x1="2.996cm" svg:y1="12.609cm" svg:x2="3.551cm" svg:y2="12.254cm" draw:start-shape="id59" draw:start-glue-point="11" draw:end-shape="id58" draw:end-glue-point="7" svg:d="M2996 12609l555-355" svg:viewBox="0 0 556 356">
          <text:p/>
        </draw:connector>
        <draw:custom-shape draw:style-name="gr1" draw:text-style-name="P1" xml:id="id44" draw:id="id44" draw:layer="layout" svg:width="0.254cm" svg:height="0.254cm" svg:x="4.249cm" svg:y="10.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62" draw:id="id62" draw:layer="layout" svg:width="0.254cm" svg:height="0.254cm" svg:x="4.984cm" svg:y="10.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65" draw:id="id65" draw:layer="layout" svg:width="0.254cm" svg:height="0.254cm" svg:x="4.249cm" svg:y="11.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66" draw:id="id66" draw:layer="layout" svg:width="0.254cm" svg:height="0.254cm" svg:x="4.984cm" svg:y="12.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68" draw:id="id68" draw:layer="layout" svg:width="0.254cm" svg:height="0.254cm" svg:x="4.249cm" svg:y="12.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69" draw:id="id69" draw:layer="layout" svg:width="0.254cm" svg:height="0.254cm" svg:x="4.984cm" svg:y="13.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45" draw:id="id45" draw:layer="layout" svg:width="0.254cm" svg:height="0.254cm" svg:x="5.719cm" svg:y="10.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70" draw:id="id70" draw:layer="layout" svg:width="0.254cm" svg:height="0.254cm" svg:x="6.454cm" svg:y="10.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63" draw:id="id63" draw:layer="layout" svg:width="0.254cm" svg:height="0.254cm" svg:x="5.719cm" svg:y="11.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64" draw:id="id64" draw:layer="layout" svg:width="0.254cm" svg:height="0.254cm" svg:x="6.454cm" svg:y="12.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67" draw:id="id67" draw:layer="layout" svg:width="0.254cm" svg:height="0.254cm" svg:x="5.719cm" svg:y="12.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71" draw:id="id71" draw:layer="layout" svg:width="0.254cm" svg:height="0.254cm" svg:x="6.454cm" svg:y="13.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4.466cm" svg:y1="10.649cm" svg:x2="5.021cm" svg:y2="11.004cm" draw:start-shape="id44" draw:start-glue-point="9" draw:end-shape="id62" draw:end-glue-point="5" svg:d="M4466 10649l555 355" svg:viewBox="0 0 556 356">
          <text:p/>
        </draw:connector>
        <draw:connector draw:style-name="gr4" draw:text-style-name="P4" draw:layer="layout" draw:type="line" svg:x1="5.201cm" svg:y1="11.184cm" svg:x2="5.756cm" svg:y2="11.539cm" draw:start-shape="id62" draw:start-glue-point="9" draw:end-shape="id63" draw:end-glue-point="5" svg:d="M5201 11184l555 355" svg:viewBox="0 0 556 356">
          <text:p/>
        </draw:connector>
        <draw:connector draw:style-name="gr4" draw:text-style-name="P4" draw:layer="layout" draw:type="line" svg:x1="5.936cm" svg:y1="11.719cm" svg:x2="6.491cm" svg:y2="12.074cm" draw:start-shape="id63" draw:start-glue-point="9" draw:end-shape="id64" draw:end-glue-point="5" svg:d="M5936 11719l555 355" svg:viewBox="0 0 556 356">
          <text:p/>
        </draw:connector>
        <draw:connector draw:style-name="gr4" draw:text-style-name="P4" draw:layer="layout" draw:type="line" svg:x1="4.466cm" svg:y1="11.719cm" svg:x2="5.021cm" svg:y2="12.074cm" draw:start-shape="id65" draw:start-glue-point="9" draw:end-shape="id66" draw:end-glue-point="5" svg:d="M4466 11719l555 355" svg:viewBox="0 0 556 356">
          <text:p/>
        </draw:connector>
        <draw:connector draw:style-name="gr4" draw:text-style-name="P4" draw:layer="layout" draw:type="line" svg:x1="5.201cm" svg:y1="12.254cm" svg:x2="5.756cm" svg:y2="12.609cm" draw:start-shape="id66" draw:start-glue-point="9" draw:end-shape="id67" draw:end-glue-point="5" svg:d="M5201 12254l555 355" svg:viewBox="0 0 556 356">
          <text:p/>
        </draw:connector>
        <draw:connector draw:style-name="gr4" draw:text-style-name="P4" draw:layer="layout" draw:type="line" svg:x1="4.466cm" svg:y1="12.789cm" svg:x2="5.021cm" svg:y2="13.144cm" draw:start-shape="id68" draw:start-glue-point="9" draw:end-shape="id69" draw:end-glue-point="5" svg:d="M4466 12789l555 355" svg:viewBox="0 0 556 356">
          <text:p/>
        </draw:connector>
        <draw:connector draw:style-name="gr4" draw:text-style-name="P4" draw:layer="layout" draw:type="line" svg:x1="5.936cm" svg:y1="10.649cm" svg:x2="6.491cm" svg:y2="11.004cm" draw:start-shape="id45" draw:start-glue-point="9" draw:end-shape="id70" draw:end-glue-point="5" svg:d="M5936 10649l555 355" svg:viewBox="0 0 556 356">
          <text:p/>
        </draw:connector>
        <draw:connector draw:style-name="gr5" draw:text-style-name="P5" draw:layer="layout" draw:type="line" svg:x1="5.936cm" svg:y1="12.789cm" svg:x2="6.491cm" svg:y2="13.144cm" draw:start-shape="id67" draw:start-glue-point="9" draw:end-shape="id71" draw:end-glue-point="5" svg:d="M5936 12789l555 355" svg:viewBox="0 0 556 356">
          <text:p/>
        </draw:connector>
        <draw:connector draw:style-name="gr6" draw:text-style-name="P4" draw:layer="layout" draw:type="line" svg:x1="4.466cm" svg:y1="12.609cm" svg:x2="5.021cm" svg:y2="12.254cm" draw:start-shape="id68" draw:start-glue-point="11" draw:end-shape="id66" draw:end-glue-point="7" svg:d="M4466 12609l555-355" svg:viewBox="0 0 556 356">
          <text:p/>
        </draw:connector>
        <draw:connector draw:style-name="gr6" draw:text-style-name="P4" draw:layer="layout" draw:type="line" svg:x1="5.201cm" svg:y1="12.074cm" svg:x2="5.756cm" svg:y2="11.719cm" draw:start-shape="id66" draw:start-glue-point="11" draw:end-shape="id63" draw:end-glue-point="7" svg:d="M5201 12074l555-355" svg:viewBox="0 0 556 356">
          <text:p/>
        </draw:connector>
        <draw:connector draw:style-name="gr6" draw:text-style-name="P4" draw:layer="layout" draw:type="line" svg:x1="4.466cm" svg:y1="11.539cm" svg:x2="5.021cm" svg:y2="11.184cm" draw:start-shape="id65" draw:start-glue-point="11" draw:end-shape="id62" draw:end-glue-point="7" svg:d="M4466 11539l555-355" svg:viewBox="0 0 556 356">
          <text:p/>
        </draw:connector>
        <draw:connector draw:style-name="gr6" draw:text-style-name="P4" draw:layer="layout" draw:type="line" svg:x1="5.201cm" svg:y1="11.004cm" svg:x2="5.756cm" svg:y2="10.649cm" draw:start-shape="id62" draw:start-glue-point="11" draw:end-shape="id45" draw:end-glue-point="7" svg:d="M5201 11004l555-355" svg:viewBox="0 0 556 356">
          <text:p/>
        </draw:connector>
        <draw:connector draw:style-name="gr6" draw:text-style-name="P4" draw:layer="layout" draw:type="line" svg:x1="5.936cm" svg:y1="11.539cm" svg:x2="6.491cm" svg:y2="11.184cm" draw:start-shape="id63" draw:start-glue-point="11" draw:end-shape="id70" draw:end-glue-point="7" svg:d="M5936 11539l555-355" svg:viewBox="0 0 556 356">
          <text:p/>
        </draw:connector>
        <draw:connector draw:style-name="gr6" draw:text-style-name="P4" draw:layer="layout" draw:type="line" svg:x1="5.201cm" svg:y1="13.144cm" svg:x2="5.756cm" svg:y2="12.789cm" draw:start-shape="id69" draw:start-glue-point="11" draw:end-shape="id67" draw:end-glue-point="7" svg:d="M5201 13144l555-355" svg:viewBox="0 0 556 356">
          <text:p/>
        </draw:connector>
        <draw:connector draw:style-name="gr6" draw:text-style-name="P4" draw:layer="layout" draw:type="line" svg:x1="5.936cm" svg:y1="12.609cm" svg:x2="6.491cm" svg:y2="12.254cm" draw:start-shape="id67" draw:start-glue-point="11" draw:end-shape="id64" draw:end-glue-point="7" svg:d="M5936 12609l555-355" svg:viewBox="0 0 556 356">
          <text:p/>
        </draw:connector>
        <draw:connector draw:style-name="gr6" draw:text-style-name="P4" draw:layer="layout" draw:type="line" svg:x1="3.731cm" svg:y1="11.004cm" svg:x2="4.286cm" svg:y2="10.649cm" draw:start-shape="id60" draw:start-glue-point="11" draw:end-shape="id44" draw:end-glue-point="7" svg:d="M3731 11004l555-355" svg:viewBox="0 0 556 356">
          <text:p/>
        </draw:connector>
        <draw:connector draw:style-name="gr6" draw:text-style-name="P4" draw:layer="layout" draw:type="line" svg:x1="3.731cm" svg:y1="12.074cm" svg:x2="4.286cm" svg:y2="11.719cm" draw:start-shape="id58" draw:start-glue-point="11" draw:end-shape="id65" draw:end-glue-point="7" svg:d="M3731 12074l555-355" svg:viewBox="0 0 556 356">
          <text:p/>
        </draw:connector>
        <draw:connector draw:style-name="gr6" draw:text-style-name="P4" draw:layer="layout" draw:type="line" svg:x1="3.731cm" svg:y1="13.144cm" svg:x2="4.286cm" svg:y2="12.789cm" draw:start-shape="id61" draw:start-glue-point="11" draw:end-shape="id68" draw:end-glue-point="7" svg:d="M3731 13144l555-355" svg:viewBox="0 0 556 356">
          <text:p/>
        </draw:connector>
        <draw:connector draw:style-name="gr4" draw:text-style-name="P4" draw:layer="layout" draw:type="line" svg:x1="3.731cm" svg:y1="12.254cm" svg:x2="4.286cm" svg:y2="12.609cm" draw:start-shape="id58" draw:start-glue-point="9" draw:end-shape="id68" draw:end-glue-point="5" svg:d="M3731 12254l555 355" svg:viewBox="0 0 556 356">
          <text:p/>
        </draw:connector>
        <draw:connector draw:style-name="gr4" draw:text-style-name="P4" draw:layer="layout" draw:type="line" svg:x1="3.731cm" svg:y1="11.184cm" svg:x2="4.286cm" svg:y2="11.539cm" draw:start-shape="id60" draw:start-glue-point="9" draw:end-shape="id65" draw:end-glue-point="5" svg:d="M3731 11184l555 355" svg:viewBox="0 0 556 356">
          <text:p/>
        </draw:connector>
        <draw:custom-shape draw:style-name="gr1" draw:text-style-name="P1" xml:id="id46" draw:id="id46" draw:layer="layout" svg:width="0.254cm" svg:height="0.254cm" svg:x="7.189cm" svg:y="10.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72" draw:id="id72" draw:layer="layout" svg:width="0.254cm" svg:height="0.254cm" svg:x="7.924cm" svg:y="10.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75" draw:id="id75" draw:layer="layout" svg:width="0.254cm" svg:height="0.254cm" svg:x="7.189cm" svg:y="11.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76" draw:id="id76" draw:layer="layout" svg:width="0.254cm" svg:height="0.254cm" svg:x="7.924cm" svg:y="12.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78" draw:id="id78" draw:layer="layout" svg:width="0.254cm" svg:height="0.254cm" svg:x="7.189cm" svg:y="12.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79" draw:id="id79" draw:layer="layout" svg:width="0.254cm" svg:height="0.254cm" svg:x="7.924cm" svg:y="13.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47" draw:id="id47" draw:layer="layout" svg:width="0.254cm" svg:height="0.254cm" svg:x="8.659cm" svg:y="10.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80" draw:id="id80" draw:layer="layout" svg:width="0.254cm" svg:height="0.254cm" svg:x="9.394cm" svg:y="10.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73" draw:id="id73" draw:layer="layout" svg:width="0.254cm" svg:height="0.254cm" svg:x="8.659cm" svg:y="11.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74" draw:id="id74" draw:layer="layout" svg:width="0.254cm" svg:height="0.254cm" svg:x="9.394cm" svg:y="12.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77" draw:id="id77" draw:layer="layout" svg:width="0.254cm" svg:height="0.254cm" svg:x="8.659cm" svg:y="12.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81" draw:id="id81" draw:layer="layout" svg:width="0.254cm" svg:height="0.254cm" svg:x="9.394cm" svg:y="13.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7.406cm" svg:y1="10.649cm" svg:x2="7.961cm" svg:y2="11.004cm" draw:start-shape="id46" draw:start-glue-point="9" draw:end-shape="id72" draw:end-glue-point="5" svg:d="M7406 10649l555 355" svg:viewBox="0 0 556 356">
          <text:p/>
        </draw:connector>
        <draw:connector draw:style-name="gr4" draw:text-style-name="P4" draw:layer="layout" draw:type="line" svg:x1="8.141cm" svg:y1="11.184cm" svg:x2="8.696cm" svg:y2="11.539cm" draw:start-shape="id72" draw:start-glue-point="9" draw:end-shape="id73" draw:end-glue-point="5" svg:d="M8141 11184l555 355" svg:viewBox="0 0 556 356">
          <text:p/>
        </draw:connector>
        <draw:connector draw:style-name="gr4" draw:text-style-name="P4" draw:layer="layout" draw:type="line" svg:x1="8.876cm" svg:y1="11.719cm" svg:x2="9.431cm" svg:y2="12.074cm" draw:start-shape="id73" draw:start-glue-point="9" draw:end-shape="id74" draw:end-glue-point="5" svg:d="M8876 11719l555 355" svg:viewBox="0 0 556 356">
          <text:p/>
        </draw:connector>
        <draw:connector draw:style-name="gr4" draw:text-style-name="P4" draw:layer="layout" draw:type="line" svg:x1="7.406cm" svg:y1="11.719cm" svg:x2="7.961cm" svg:y2="12.074cm" draw:start-shape="id75" draw:start-glue-point="9" draw:end-shape="id76" draw:end-glue-point="5" svg:d="M7406 11719l555 355" svg:viewBox="0 0 556 356">
          <text:p/>
        </draw:connector>
        <draw:connector draw:style-name="gr4" draw:text-style-name="P4" draw:layer="layout" draw:type="line" svg:x1="8.141cm" svg:y1="12.254cm" svg:x2="8.696cm" svg:y2="12.609cm" draw:start-shape="id76" draw:start-glue-point="9" draw:end-shape="id77" draw:end-glue-point="5" svg:d="M8141 12254l555 355" svg:viewBox="0 0 556 356">
          <text:p/>
        </draw:connector>
        <draw:connector draw:style-name="gr4" draw:text-style-name="P4" draw:layer="layout" draw:type="line" svg:x1="7.406cm" svg:y1="12.789cm" svg:x2="7.961cm" svg:y2="13.144cm" draw:start-shape="id78" draw:start-glue-point="9" draw:end-shape="id79" draw:end-glue-point="5" svg:d="M7406 12789l555 355" svg:viewBox="0 0 556 356">
          <text:p/>
        </draw:connector>
        <draw:connector draw:style-name="gr4" draw:text-style-name="P4" draw:layer="layout" draw:type="line" svg:x1="8.876cm" svg:y1="10.649cm" svg:x2="9.431cm" svg:y2="11.004cm" draw:start-shape="id47" draw:start-glue-point="9" draw:end-shape="id80" draw:end-glue-point="5" svg:d="M8876 10649l555 355" svg:viewBox="0 0 556 356">
          <text:p/>
        </draw:connector>
        <draw:connector draw:style-name="gr5" draw:text-style-name="P5" draw:layer="layout" draw:type="line" svg:x1="8.876cm" svg:y1="12.789cm" svg:x2="9.431cm" svg:y2="13.144cm" draw:start-shape="id77" draw:start-glue-point="9" draw:end-shape="id81" draw:end-glue-point="5" svg:d="M8876 12789l555 355" svg:viewBox="0 0 556 356">
          <text:p/>
        </draw:connector>
        <draw:connector draw:style-name="gr6" draw:text-style-name="P4" draw:layer="layout" draw:type="line" svg:x1="7.406cm" svg:y1="12.609cm" svg:x2="7.961cm" svg:y2="12.254cm" draw:start-shape="id78" draw:start-glue-point="11" draw:end-shape="id76" draw:end-glue-point="7" svg:d="M7406 12609l555-355" svg:viewBox="0 0 556 356">
          <text:p/>
        </draw:connector>
        <draw:connector draw:style-name="gr6" draw:text-style-name="P4" draw:layer="layout" draw:type="line" svg:x1="8.141cm" svg:y1="12.074cm" svg:x2="8.696cm" svg:y2="11.719cm" draw:start-shape="id76" draw:start-glue-point="11" draw:end-shape="id73" draw:end-glue-point="7" svg:d="M8141 12074l555-355" svg:viewBox="0 0 556 356">
          <text:p/>
        </draw:connector>
        <draw:connector draw:style-name="gr6" draw:text-style-name="P4" draw:layer="layout" draw:type="line" svg:x1="7.406cm" svg:y1="11.539cm" svg:x2="7.961cm" svg:y2="11.184cm" draw:start-shape="id75" draw:start-glue-point="11" draw:end-shape="id72" draw:end-glue-point="7" svg:d="M7406 11539l555-355" svg:viewBox="0 0 556 356">
          <text:p/>
        </draw:connector>
        <draw:connector draw:style-name="gr6" draw:text-style-name="P4" draw:layer="layout" draw:type="line" svg:x1="8.141cm" svg:y1="11.004cm" svg:x2="8.696cm" svg:y2="10.649cm" draw:start-shape="id72" draw:start-glue-point="11" draw:end-shape="id47" draw:end-glue-point="7" svg:d="M8141 11004l555-355" svg:viewBox="0 0 556 356">
          <text:p/>
        </draw:connector>
        <draw:connector draw:style-name="gr6" draw:text-style-name="P4" draw:layer="layout" draw:type="line" svg:x1="8.876cm" svg:y1="11.539cm" svg:x2="9.431cm" svg:y2="11.184cm" draw:start-shape="id73" draw:start-glue-point="11" draw:end-shape="id80" draw:end-glue-point="7" svg:d="M8876 11539l555-355" svg:viewBox="0 0 556 356">
          <text:p/>
        </draw:connector>
        <draw:connector draw:style-name="gr6" draw:text-style-name="P4" draw:layer="layout" draw:type="line" svg:x1="8.141cm" svg:y1="13.144cm" svg:x2="8.696cm" svg:y2="12.789cm" draw:start-shape="id79" draw:start-glue-point="11" draw:end-shape="id77" draw:end-glue-point="7" svg:d="M8141 13144l555-355" svg:viewBox="0 0 556 356">
          <text:p/>
        </draw:connector>
        <draw:connector draw:style-name="gr6" draw:text-style-name="P4" draw:layer="layout" draw:type="line" svg:x1="8.876cm" svg:y1="12.609cm" svg:x2="9.431cm" svg:y2="12.254cm" draw:start-shape="id77" draw:start-glue-point="11" draw:end-shape="id74" draw:end-glue-point="7" svg:d="M8876 12609l555-355" svg:viewBox="0 0 556 356">
          <text:p/>
        </draw:connector>
        <draw:custom-shape draw:style-name="gr1" draw:text-style-name="P1" xml:id="id48" draw:id="id48" draw:layer="layout" svg:width="0.254cm" svg:height="0.254cm" svg:x="10.129cm" svg:y="10.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82" draw:id="id82" draw:layer="layout" svg:width="0.254cm" svg:height="0.254cm" svg:x="10.864cm" svg:y="10.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84" draw:id="id84" draw:layer="layout" svg:width="0.254cm" svg:height="0.254cm" svg:x="10.129cm" svg:y="11.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85" draw:id="id85" draw:layer="layout" svg:width="0.254cm" svg:height="0.254cm" svg:x="10.864cm" svg:y="12.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87" draw:id="id87" draw:layer="layout" svg:width="0.254cm" svg:height="0.254cm" svg:x="10.129cm" svg:y="12.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88" draw:id="id88" draw:layer="layout" svg:width="0.254cm" svg:height="0.254cm" svg:x="10.864cm" svg:y="13.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0.346cm" svg:y1="10.649cm" svg:x2="10.901cm" svg:y2="11.004cm" draw:start-shape="id48" draw:start-glue-point="9" draw:end-shape="id82" draw:end-glue-point="5" svg:d="M10346 10649l555 355" svg:viewBox="0 0 556 356">
          <text:p/>
        </draw:connector>
        <draw:connector draw:style-name="gr4" draw:text-style-name="P4" draw:layer="layout" draw:type="line" svg:x1="11.081cm" svg:y1="11.184cm" svg:x2="11.636cm" svg:y2="11.539cm" draw:start-shape="id82" draw:start-glue-point="9" draw:end-shape="id83" draw:end-glue-point="5" svg:d="M11081 11184l555 355" svg:viewBox="0 0 556 356">
          <text:p/>
        </draw:connector>
        <draw:connector draw:style-name="gr4" draw:text-style-name="P4" draw:layer="layout" draw:type="line" svg:x1="10.346cm" svg:y1="11.719cm" svg:x2="10.901cm" svg:y2="12.074cm" draw:start-shape="id84" draw:start-glue-point="9" draw:end-shape="id85" draw:end-glue-point="5" svg:d="M10346 11719l555 355" svg:viewBox="0 0 556 356">
          <text:p/>
        </draw:connector>
        <draw:connector draw:style-name="gr4" draw:text-style-name="P4" draw:layer="layout" draw:type="line" svg:x1="11.081cm" svg:y1="12.254cm" svg:x2="11.636cm" svg:y2="12.609cm" draw:start-shape="id85" draw:start-glue-point="9" draw:end-shape="id86" draw:end-glue-point="5" svg:d="M11081 12254l555 355" svg:viewBox="0 0 556 356">
          <text:p/>
        </draw:connector>
        <draw:connector draw:style-name="gr4" draw:text-style-name="P4" draw:layer="layout" draw:type="line" svg:x1="10.346cm" svg:y1="12.789cm" svg:x2="10.901cm" svg:y2="13.144cm" draw:start-shape="id87" draw:start-glue-point="9" draw:end-shape="id88" draw:end-glue-point="5" svg:d="M10346 12789l555 355" svg:viewBox="0 0 556 356">
          <text:p/>
        </draw:connector>
        <draw:connector draw:style-name="gr6" draw:text-style-name="P4" draw:layer="layout" draw:type="line" svg:x1="10.346cm" svg:y1="12.609cm" svg:x2="10.901cm" svg:y2="12.254cm" draw:start-shape="id87" draw:start-glue-point="11" draw:end-shape="id85" draw:end-glue-point="7" svg:d="M10346 12609l555-355" svg:viewBox="0 0 556 356">
          <text:p/>
        </draw:connector>
        <draw:connector draw:style-name="gr6" draw:text-style-name="P4" draw:layer="layout" draw:type="line" svg:x1="11.081cm" svg:y1="12.074cm" svg:x2="11.636cm" svg:y2="11.719cm" draw:start-shape="id85" draw:start-glue-point="11" draw:end-shape="id83" draw:end-glue-point="7" svg:d="M11081 12074l555-355" svg:viewBox="0 0 556 356">
          <text:p/>
        </draw:connector>
        <draw:connector draw:style-name="gr6" draw:text-style-name="P4" draw:layer="layout" draw:type="line" svg:x1="10.346cm" svg:y1="11.539cm" svg:x2="10.901cm" svg:y2="11.184cm" draw:start-shape="id84" draw:start-glue-point="11" draw:end-shape="id82" draw:end-glue-point="7" svg:d="M10346 11539l555-355" svg:viewBox="0 0 556 356">
          <text:p/>
        </draw:connector>
        <draw:connector draw:style-name="gr6" draw:text-style-name="P4" draw:layer="layout" draw:type="line" svg:x1="11.081cm" svg:y1="11.004cm" svg:x2="11.636cm" svg:y2="10.649cm" draw:start-shape="id82" draw:start-glue-point="11" draw:end-shape="id49" draw:end-glue-point="7" svg:d="M11081 11004l555-355" svg:viewBox="0 0 556 356">
          <text:p/>
        </draw:connector>
        <draw:connector draw:style-name="gr6" draw:text-style-name="P4" draw:layer="layout" draw:type="line" svg:x1="11.081cm" svg:y1="13.144cm" svg:x2="11.636cm" svg:y2="12.789cm" draw:start-shape="id88" draw:start-glue-point="11" draw:end-shape="id86" draw:end-glue-point="7" svg:d="M11081 13144l555-355" svg:viewBox="0 0 556 356">
          <text:p/>
        </draw:connector>
        <draw:connector draw:style-name="gr6" draw:text-style-name="P4" draw:layer="layout" draw:type="line" svg:x1="9.611cm" svg:y1="11.004cm" svg:x2="10.166cm" svg:y2="10.649cm" draw:start-shape="id80" draw:start-glue-point="11" draw:end-shape="id48" draw:end-glue-point="7" svg:d="M9611 11004l555-355" svg:viewBox="0 0 556 356">
          <text:p/>
        </draw:connector>
        <draw:connector draw:style-name="gr6" draw:text-style-name="P4" draw:layer="layout" draw:type="line" svg:x1="9.611cm" svg:y1="12.074cm" svg:x2="10.166cm" svg:y2="11.719cm" draw:start-shape="id74" draw:start-glue-point="11" draw:end-shape="id84" draw:end-glue-point="7" svg:d="M9611 12074l555-355" svg:viewBox="0 0 556 356">
          <text:p/>
        </draw:connector>
        <draw:connector draw:style-name="gr6" draw:text-style-name="P4" draw:layer="layout" draw:type="line" svg:x1="9.611cm" svg:y1="13.144cm" svg:x2="10.166cm" svg:y2="12.789cm" draw:start-shape="id81" draw:start-glue-point="11" draw:end-shape="id87" draw:end-glue-point="7" svg:d="M9611 13144l555-355" svg:viewBox="0 0 556 356">
          <text:p/>
        </draw:connector>
        <draw:connector draw:style-name="gr4" draw:text-style-name="P4" draw:layer="layout" draw:type="line" svg:x1="9.611cm" svg:y1="12.254cm" svg:x2="10.166cm" svg:y2="12.609cm" draw:start-shape="id74" draw:start-glue-point="9" draw:end-shape="id87" draw:end-glue-point="5" svg:d="M9611 12254l555 355" svg:viewBox="0 0 556 356">
          <text:p/>
        </draw:connector>
        <draw:connector draw:style-name="gr4" draw:text-style-name="P4" draw:layer="layout" draw:type="line" svg:x1="9.611cm" svg:y1="11.184cm" svg:x2="10.166cm" svg:y2="11.539cm" draw:start-shape="id80" draw:start-glue-point="9" draw:end-shape="id84" draw:end-glue-point="5" svg:d="M9611 11184l555 355" svg:viewBox="0 0 556 356">
          <text:p/>
        </draw:connector>
        <draw:connector draw:style-name="gr4" draw:text-style-name="P4" draw:layer="layout" draw:type="line" svg:x1="6.671cm" svg:y1="11.184cm" svg:x2="7.226cm" svg:y2="11.539cm" draw:start-shape="id70" draw:start-glue-point="9" draw:end-shape="id75" draw:end-glue-point="5" svg:d="M6671 11184l555 355" svg:viewBox="0 0 556 356">
          <text:p/>
        </draw:connector>
        <draw:connector draw:style-name="gr4" draw:text-style-name="P4" draw:layer="layout" draw:type="line" svg:x1="6.671cm" svg:y1="12.254cm" svg:x2="7.226cm" svg:y2="12.609cm" draw:start-shape="id64" draw:start-glue-point="9" draw:end-shape="id78" draw:end-glue-point="5" svg:d="M6671 12254l555 355" svg:viewBox="0 0 556 356">
          <text:p/>
        </draw:connector>
        <draw:connector draw:style-name="gr6" draw:text-style-name="P4" draw:layer="layout" draw:type="line" svg:x1="6.671cm" svg:y1="13.144cm" svg:x2="7.226cm" svg:y2="12.789cm" draw:start-shape="id71" draw:start-glue-point="11" draw:end-shape="id78" draw:end-glue-point="7" svg:d="M6671 13144l555-355" svg:viewBox="0 0 556 356">
          <text:p/>
        </draw:connector>
        <draw:connector draw:style-name="gr6" draw:text-style-name="P4" draw:layer="layout" draw:type="line" svg:x1="6.671cm" svg:y1="12.074cm" svg:x2="7.226cm" svg:y2="11.719cm" draw:start-shape="id64" draw:start-glue-point="11" draw:end-shape="id75" draw:end-glue-point="7" svg:d="M6671 12074l555-355" svg:viewBox="0 0 556 356">
          <text:p/>
        </draw:connector>
        <draw:connector draw:style-name="gr6" draw:text-style-name="P4" draw:layer="layout" draw:type="line" svg:x1="6.671cm" svg:y1="11.004cm" svg:x2="7.226cm" svg:y2="10.649cm" draw:start-shape="id70" draw:start-glue-point="11" draw:end-shape="id46" draw:end-glue-point="7" svg:d="M6671 11004l555-355" svg:viewBox="0 0 556 356">
          <text:p/>
        </draw:connector>
        <draw:custom-shape draw:style-name="gr1" draw:text-style-name="P1" xml:id="id49" draw:id="id49" draw:layer="layout" svg:width="0.254cm" svg:height="0.254cm" svg:x="11.599cm" svg:y="10.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89" draw:id="id89" draw:layer="layout" svg:width="0.254cm" svg:height="0.254cm" svg:x="12.334cm" svg:y="10.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83" draw:id="id83" draw:layer="layout" svg:width="0.254cm" svg:height="0.254cm" svg:x="11.599cm" svg:y="11.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90" draw:id="id90" draw:layer="layout" svg:width="0.254cm" svg:height="0.254cm" svg:x="12.334cm" svg:y="12.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86" draw:id="id86" draw:layer="layout" svg:width="0.254cm" svg:height="0.254cm" svg:x="11.599cm" svg:y="12.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91" draw:id="id91" draw:layer="layout" svg:width="0.254cm" svg:height="0.254cm" svg:x="12.334cm" svg:y="13.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1.816cm" svg:y1="10.649cm" svg:x2="12.371cm" svg:y2="11.004cm" draw:start-shape="id49" draw:start-glue-point="9" draw:end-shape="id89" draw:end-glue-point="5" svg:d="M11816 10649l555 355" svg:viewBox="0 0 556 356">
          <text:p/>
        </draw:connector>
        <draw:connector draw:style-name="gr4" draw:text-style-name="P4" draw:layer="layout" draw:type="line" svg:x1="12.551cm" svg:y1="11.184cm" svg:x2="13.006cm" svg:y2="11.639cm" draw:start-shape="id89" draw:start-glue-point="9" svg:d="M12551 11184l455 455" svg:viewBox="0 0 456 456">
          <text:p/>
        </draw:connector>
        <draw:connector draw:style-name="gr4" draw:text-style-name="P4" draw:layer="layout" draw:type="line" svg:x1="11.816cm" svg:y1="11.719cm" svg:x2="12.371cm" svg:y2="12.074cm" draw:start-shape="id83" draw:start-glue-point="9" draw:end-shape="id90" draw:end-glue-point="5" svg:d="M11816 11719l555 355" svg:viewBox="0 0 556 356">
          <text:p/>
        </draw:connector>
        <draw:connector draw:style-name="gr4" draw:text-style-name="P4" draw:layer="layout" draw:type="line" svg:x1="12.551cm" svg:y1="12.254cm" svg:x2="13.006cm" svg:y2="12.709cm" draw:start-shape="id90" draw:start-glue-point="9" svg:d="M12551 12254l455 455" svg:viewBox="0 0 456 456">
          <text:p/>
        </draw:connector>
        <draw:connector draw:style-name="gr4" draw:text-style-name="P4" draw:layer="layout" draw:type="line" svg:x1="11.816cm" svg:y1="12.789cm" svg:x2="12.371cm" svg:y2="13.144cm" draw:start-shape="id86" draw:start-glue-point="9" draw:end-shape="id91" draw:end-glue-point="5" svg:d="M11816 12789l555 355" svg:viewBox="0 0 556 356">
          <text:p/>
        </draw:connector>
        <draw:connector draw:style-name="gr6" draw:text-style-name="P4" draw:layer="layout" draw:type="line" svg:x1="11.816cm" svg:y1="12.609cm" svg:x2="12.371cm" svg:y2="12.254cm" draw:start-shape="id86" draw:start-glue-point="11" draw:end-shape="id90" draw:end-glue-point="7" svg:d="M11816 12609l555-355" svg:viewBox="0 0 556 356">
          <text:p/>
        </draw:connector>
        <draw:connector draw:style-name="gr6" draw:text-style-name="P4" draw:layer="layout" draw:type="line" svg:x1="12.551cm" svg:y1="12.074cm" svg:x2="13.006cm" svg:y2="11.719cm" draw:start-shape="id90" draw:start-glue-point="11" svg:d="M12551 12074l455-355" svg:viewBox="0 0 456 356">
          <text:p/>
        </draw:connector>
        <draw:connector draw:style-name="gr6" draw:text-style-name="P4" draw:layer="layout" draw:type="line" svg:x1="11.816cm" svg:y1="11.539cm" svg:x2="12.371cm" svg:y2="11.184cm" draw:start-shape="id83" draw:start-glue-point="11" draw:end-shape="id89" draw:end-glue-point="7" svg:d="M11816 11539l555-355" svg:viewBox="0 0 556 356">
          <text:p/>
        </draw:connector>
        <draw:connector draw:style-name="gr6" draw:text-style-name="P4" draw:layer="layout" draw:type="line" svg:x1="12.551cm" svg:y1="11.004cm" svg:x2="13.006cm" svg:y2="10.649cm" draw:start-shape="id89" draw:start-glue-point="11" svg:d="M12551 11004l455-355" svg:viewBox="0 0 456 356">
          <text:p/>
        </draw:connector>
        <draw:connector draw:style-name="gr6" draw:text-style-name="P4" draw:layer="layout" draw:type="line" svg:x1="12.551cm" svg:y1="13.144cm" svg:x2="13.006cm" svg:y2="12.789cm" draw:start-shape="id91" draw:start-glue-point="11" svg:d="M12551 13144l455-355" svg:viewBox="0 0 456 356">
          <text:p/>
        </draw:connector>
        <draw:custom-shape draw:style-name="gr3" draw:text-style-name="P3" xml:id="id92" draw:id="id92" draw:layer="layout" svg:width="0.128cm" svg:height="0.127cm" svg:x="2.841cm" svg:y="13.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93" draw:id="id93" draw:layer="layout" svg:width="0.128cm" svg:height="0.127cm" svg:x="4.312cm" svg:y="13.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94" draw:id="id94" draw:layer="layout" svg:width="0.128cm" svg:height="0.127cm" svg:x="5.781cm" svg:y="13.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95" draw:id="id95" draw:layer="layout" svg:width="0.128cm" svg:height="0.127cm" svg:x="7.252cm" svg:y="13.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96" draw:id="id96" draw:layer="layout" svg:width="0.128cm" svg:height="0.127cm" svg:x="8.721cm" svg:y="13.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97" draw:id="id97" draw:layer="layout" svg:width="0.128cm" svg:height="0.127cm" svg:x="10.192cm" svg:y="13.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98" draw:id="id98" draw:layer="layout" svg:width="0.128cm" svg:height="0.127cm" svg:x="11.661cm" svg:y="13.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text-style-name="P4" draw:layer="layout" draw:type="line" svg:x1="3.551cm" svg:y1="13.324cm" svg:x2="2.951cm" svg:y2="13.723cm" draw:start-shape="id61" draw:start-glue-point="7" draw:end-shape="id92" draw:end-glue-point="11" svg:d="M3551 13324l-600 399" svg:viewBox="0 0 601 400">
          <text:p/>
        </draw:connector>
        <draw:connector draw:style-name="gr6" draw:text-style-name="P4" draw:layer="layout" draw:type="line" svg:x1="5.021cm" svg:y1="13.324cm" svg:x2="4.422cm" svg:y2="13.723cm" draw:start-shape="id69" draw:start-glue-point="7" draw:end-shape="id93" draw:end-glue-point="11" svg:d="M5021 13324l-599 399" svg:viewBox="0 0 600 400">
          <text:p/>
        </draw:connector>
        <draw:connector draw:style-name="gr6" draw:text-style-name="P4" draw:layer="layout" draw:type="line" svg:x1="6.491cm" svg:y1="13.324cm" svg:x2="5.891cm" svg:y2="13.723cm" draw:start-shape="id71" draw:start-glue-point="7" draw:end-shape="id94" draw:end-glue-point="11" svg:d="M6491 13324l-600 399" svg:viewBox="0 0 601 400">
          <text:p/>
        </draw:connector>
        <draw:connector draw:style-name="gr6" draw:text-style-name="P4" draw:layer="layout" draw:type="line" svg:x1="7.961cm" svg:y1="13.324cm" svg:x2="7.362cm" svg:y2="13.723cm" draw:start-shape="id79" draw:start-glue-point="7" draw:end-shape="id95" draw:end-glue-point="11" svg:d="M7961 13324l-599 399" svg:viewBox="0 0 600 400">
          <text:p/>
        </draw:connector>
        <draw:connector draw:style-name="gr6" draw:text-style-name="P4" draw:layer="layout" draw:type="line" svg:x1="9.431cm" svg:y1="13.324cm" svg:x2="8.831cm" svg:y2="13.723cm" draw:start-shape="id81" draw:start-glue-point="7" draw:end-shape="id96" draw:end-glue-point="11" svg:d="M9431 13324l-600 399" svg:viewBox="0 0 601 400">
          <text:p/>
        </draw:connector>
        <draw:connector draw:style-name="gr6" draw:text-style-name="P4" draw:layer="layout" draw:type="line" svg:x1="10.901cm" svg:y1="13.324cm" svg:x2="10.302cm" svg:y2="13.723cm" draw:start-shape="id88" draw:start-glue-point="7" draw:end-shape="id97" draw:end-glue-point="11" svg:d="M10901 13324l-599 399" svg:viewBox="0 0 600 400">
          <text:p/>
        </draw:connector>
        <draw:connector draw:style-name="gr6" draw:text-style-name="P4" draw:layer="layout" draw:type="line" svg:x1="12.371cm" svg:y1="13.324cm" svg:x2="11.771cm" svg:y2="13.723cm" draw:start-shape="id91" draw:start-glue-point="7" draw:end-shape="id98" draw:end-glue-point="11" svg:d="M12371 13324l-600 399" svg:viewBox="0 0 601 400">
          <text:p/>
        </draw:connector>
        <draw:connector draw:style-name="gr4" draw:text-style-name="P4" draw:layer="layout" draw:type="line" svg:x1="2.317cm" svg:y1="10.069cm" svg:x2="2.816cm" svg:y2="10.469cm" draw:end-shape="id43" draw:end-glue-point="5" svg:d="M2317 10069l499 400" svg:viewBox="0 0 500 401">
          <text:p/>
        </draw:connector>
        <draw:connector draw:style-name="gr4" draw:text-style-name="P4" draw:layer="layout" draw:type="line" svg:x1="12.55cm" svg:y1="10.115cm" svg:x2="13.006cm" svg:y2="10.569cm" draw:start-shape="id42" draw:start-glue-point="9" svg:d="M12550 10115l456 454" svg:viewBox="0 0 457 455">
          <text:p/>
        </draw:connector>
        <draw:connector draw:style-name="gr4" draw:text-style-name="P4" draw:layer="layout" draw:type="line" svg:x1="2.361cm" svg:y1="13.324cm" svg:x2="2.859cm" svg:y2="13.723cm" draw:end-shape="id92" draw:end-glue-point="5" svg:d="M2361 13324l498 399" svg:viewBox="0 0 499 400">
          <text:p/>
        </draw:connector>
        <draw:connector draw:style-name="gr4" draw:text-style-name="P4" draw:layer="layout" draw:type="line" svg:x1="3.731cm" svg:y1="13.324cm" svg:x2="4.33cm" svg:y2="13.723cm" draw:start-shape="id61" draw:start-glue-point="9" draw:end-shape="id93" draw:end-glue-point="5" svg:d="M3731 13324l599 399" svg:viewBox="0 0 600 400">
          <text:p/>
        </draw:connector>
        <draw:connector draw:style-name="gr4" draw:text-style-name="P4" draw:layer="layout" draw:type="line" svg:x1="5.201cm" svg:y1="13.324cm" svg:x2="5.799cm" svg:y2="13.723cm" draw:start-shape="id69" draw:start-glue-point="9" draw:end-shape="id94" draw:end-glue-point="5" svg:d="M5201 13324l598 399" svg:viewBox="0 0 599 400">
          <text:p/>
        </draw:connector>
        <draw:connector draw:style-name="gr4" draw:text-style-name="P4" draw:layer="layout" draw:type="line" svg:x1="6.671cm" svg:y1="13.324cm" svg:x2="7.27cm" svg:y2="13.723cm" draw:start-shape="id71" draw:start-glue-point="9" draw:end-shape="id95" draw:end-glue-point="5" svg:d="M6671 13324l599 399" svg:viewBox="0 0 600 400">
          <text:p/>
        </draw:connector>
        <draw:connector draw:style-name="gr4" draw:text-style-name="P4" draw:layer="layout" draw:type="line" svg:x1="8.141cm" svg:y1="13.324cm" svg:x2="8.739cm" svg:y2="13.723cm" draw:start-shape="id79" draw:start-glue-point="9" draw:end-shape="id96" draw:end-glue-point="5" svg:d="M8141 13324l598 399" svg:viewBox="0 0 599 400">
          <text:p/>
        </draw:connector>
        <draw:connector draw:style-name="gr4" draw:text-style-name="P4" draw:layer="layout" draw:type="line" svg:x1="9.611cm" svg:y1="13.324cm" svg:x2="10.21cm" svg:y2="13.723cm" draw:start-shape="id81" draw:start-glue-point="9" draw:end-shape="id97" draw:end-glue-point="5" svg:d="M9611 13324l599 399" svg:viewBox="0 0 600 400">
          <text:p/>
        </draw:connector>
        <draw:connector draw:style-name="gr4" draw:text-style-name="P4" draw:layer="layout" draw:type="line" svg:x1="11.081cm" svg:y1="13.324cm" svg:x2="11.679cm" svg:y2="13.723cm" draw:start-shape="id88" draw:start-glue-point="9" draw:end-shape="id98" draw:end-glue-point="5" svg:d="M11081 13324l598 399" svg:viewBox="0 0 599 400">
          <text:p/>
        </draw:connector>
        <draw:connector draw:style-name="gr4" draw:text-style-name="P4" draw:layer="layout" draw:type="line" svg:x1="12.551cm" svg:y1="13.324cm" svg:x2="13.05cm" svg:y2="13.823cm" draw:start-shape="id91" draw:start-glue-point="9" svg:d="M12551 13324l499 499" svg:viewBox="0 0 500 500">
          <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4-10T19:14:34.518361852</meta:creation-date>
    <meta:generator>LibreOffice/6.3.5.2$Linux_X86_64 LibreOffice_project/30$Build-2</meta:generator>
    <dc:date>2020-04-10T20:04:20.359905480</dc:date>
    <meta:editing-duration>PT28M59S</meta:editing-duration>
    <meta:editing-cycles>5</meta:editing-cycles>
    <meta:document-statistic meta:object-count="357"/>
  </office:meta>
</office:document-meta>
</file>